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B2D187B6D6CE553B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.486cm" fo:min-width="0.236cm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3.895cm" fo:min-width="4.583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25cm" fo:min-width="0.79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25cm" fo:min-width="0.793cm"/>
    </style:style>
    <style:style style:name="gr7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8cm" fo:padding-bottom="0.08cm" fo:padding-left="0.205cm" fo:padding-right="0.205cm"/>
    </style:style>
    <style:style style:name="gr8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96cm" fo:padding-bottom="0.096cm" fo:padding-left="0.221cm" fo:padding-right="0.221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897cm" fo:min-width="1.094cm"/>
      <style:paragraph-properties style:writing-mode="lr-tb"/>
    </style:style>
    <style:style style:name="gr10" style:family="graphic" style:parent-style-name="standard">
      <style:graphic-properties svg:stroke-color="#000000" draw:fill-color="#f0e6ff" draw:textarea-horizontal-align="justify" draw:textarea-vertical-align="top" draw:auto-grow-height="false" fo:min-height="3.895cm" fo:min-width="4.583cm"/>
      <style:paragraph-properties style:writing-mode="lr-tb"/>
    </style:style>
    <style:style style:name="gr11" style:family="graphic" style:parent-style-name="standard">
      <style:graphic-properties svg:stroke-color="#000000" draw:fill-color="#f0e6ff" draw:textarea-horizontal-align="justify" draw:textarea-vertical-align="middle" draw:auto-grow-height="false" fo:min-height="0.325cm" fo:min-width="0.792cm"/>
    </style:style>
    <style:style style:name="gr12" style:family="graphic" style:parent-style-name="standard">
      <style:graphic-properties svg:stroke-color="#000000" draw:fill-color="#f0e6ff" draw:textarea-horizontal-align="justify" draw:textarea-vertical-align="middle" draw:auto-grow-height="false" fo:min-height="0.325cm" fo:min-width="0.793cm"/>
    </style:style>
    <style:style style:name="gr13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0e6ff" fo:padding-top="0.08cm" fo:padding-bottom="0.08cm" fo:padding-left="0.205cm" fo:padding-right="0.205cm"/>
    </style:style>
    <style:style style:name="gr14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0e6ff" fo:padding-top="0.096cm" fo:padding-bottom="0.096cm" fo:padding-left="0.221cm" fo:padding-right="0.221cm"/>
    </style:style>
    <style:style style:name="gr15" style:family="graphic" style:parent-style-name="standard">
      <style:graphic-properties svg:stroke-color="#000000" draw:fill="solid" draw:fill-color="#f0e6ff" draw:textarea-horizontal-align="justify" draw:textarea-vertical-align="middle" draw:auto-grow-height="false" fo:min-height="3.897cm" fo:min-width="1.09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5cm" fo:min-width="4.921cm"/>
      <style:paragraph-properties style:writing-mode="lr-tb"/>
    </style:style>
    <style:style style:name="gr18" style:family="graphic" style:parent-style-name="standard">
      <style:graphic-properties svg:stroke-color="#000000" draw:fill-color="#f0e6ff" draw:textarea-horizontal-align="justify" draw:textarea-vertical-align="middle" draw:auto-grow-height="false" fo:min-height="2.137cm" fo:min-width="4.701cm"/>
      <style:paragraph-properties style:writing-mode="lr-tb"/>
    </style:style>
    <style:style style:name="gr19" style:family="graphic" style:parent-style-name="standard">
      <style:graphic-properties svg:stroke-color="#000000" draw:fill-color="#f0e6ff" draw:textarea-horizontal-align="justify" draw:textarea-vertical-align="middle" draw:auto-grow-height="false" fo:min-height="0.409cm" fo:min-width="0.922cm"/>
    </style:style>
    <style:style style:name="gr20" style:family="graphic" style:parent-style-name="standard">
      <style:graphic-properties svg:stroke-color="#000000" draw:fill-color="#f0e6ff" draw:textarea-horizontal-align="justify" draw:textarea-vertical-align="middle" draw:auto-grow-height="false" fo:min-height="0.409cm" fo:min-width="0.909cm"/>
    </style:style>
    <style:style style:name="gr21" style:family="graphic" style:parent-style-name="standard">
      <style:graphic-properties svg:stroke-color="#000000" draw:fill-color="#f0e6ff" draw:textarea-horizontal-align="justify" draw:textarea-vertical-align="middle" draw:auto-grow-height="false" fo:min-height="0.409cm" fo:min-width="0.924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2.137cm" fo:min-width="4.701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09cm" fo:min-width="0.922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409cm" fo:min-width="0.909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409cm" fo:min-width="0.924cm"/>
    </style:style>
    <style:style style:name="gr26" style:family="graphic" style:parent-style-name="standard">
      <style:graphic-properties svg:stroke-color="#000000" draw:marker-start="Arrow_20_concave" draw:marker-start-width="0.3cm" draw:marker-end="Arrow_20_concave" draw:marker-end-width="0.3cm" draw:textarea-vertical-align="middle"/>
    </style:style>
    <style:style style:name="gr27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top" draw:auto-grow-height="false" fo:min-height="3.91cm" fo:min-width="5.394cm" fo:padding-top="0.14cm" fo:padding-bottom="0.139cm" fo:padding-left="0.264cm" fo:padding-right="0.264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top" draw:auto-grow-height="false" fo:min-height="3.22cm" fo:min-width="6.101cm" fo:padding-top="-0.3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top" draw:auto-grow-height="false" fo:min-height="4.55cm" fo:min-width="6.1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591cm" fo:min-width="1.301cm"/>
    </style:style>
    <style:style style:name="gr32" style:family="graphic" style:parent-style-name="standard">
      <style:graphic-properties draw:stroke="dash" draw:stroke-dash="Long_20_Dash" svg:stroke-color="#000000" draw:marker-start="" draw:marker-start-width="0.3cm" draw:marker-end="Arrow_20_concave" draw:marker-end-width="0.3cm" draw:textarea-vertical-align="middle"/>
    </style:style>
    <style:style style:name="gr33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1.059cm" fo:min-width="4.233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2.795cm" fo:min-width="6.101cm"/>
      <style:paragraph-properties style:writing-mode="lr-tb"/>
    </style:style>
    <style:style style:name="gr35" style:family="graphic" style:parent-style-name="standard">
      <style:graphic-properties draw:stroke="none" svg:stroke-color="#000000" svg:stroke-opacity="100%" draw:fill="none" draw:fill-color="#ffffff" draw:auto-grow-height="true" draw:auto-grow-width="false" fo:max-height="0cm" fo:min-height="0.712cm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2.795cm" fo:min-width="3.301cm"/>
      <style:paragraph-properties style:writing-mode="lr-tb"/>
    </style:style>
    <style:style style:name="gr37" style:family="graphic" style:parent-style-name="standard">
      <style:graphic-properties svg:stroke-color="#000000" svg:stroke-opacity="100%" draw:fill="solid" draw:fill-color="#e6b8e6" draw:textarea-horizontal-align="justify" draw:textarea-vertical-align="middle" draw:auto-grow-height="false" fo:min-height="0.117cm" fo:min-width="0.15cm"/>
      <style:paragraph-properties style:writing-mode="lr-tb"/>
    </style:style>
    <style:style style:name="gr38" style:family="graphic" style:parent-style-name="standard">
      <style:graphic-properties svg:stroke-color="#000000" draw:marker-start="" draw:marker-start-width="0.3cm" draw:marker-end="Arrow_20_concave" draw:marker-end-width="0.3cm" draw:textarea-vertical-align="middle"/>
    </style:style>
    <style:style style:name="gr39" style:family="graphic" style:parent-style-name="standard">
      <style:graphic-properties svg:stroke-color="#000000" draw:fill="solid" draw:fill-color="#e6b8e6" draw:fill-hatch-solid="true" draw:textarea-horizontal-align="justify" draw:textarea-vertical-align="middle" draw:auto-grow-height="false" fo:min-height="0.14cm" fo:min-width="0cm"/>
    </style:style>
    <style:style style:name="gr40" style:family="graphic" style:parent-style-name="standard">
      <style:graphic-properties svg:stroke-color="#000000" draw:fill="solid" draw:fill-color="#ffffff" draw:fill-hatch-solid="true" draw:textarea-horizontal-align="justify" draw:textarea-vertical-align="middle" draw:auto-grow-height="false" fo:min-height="0.14cm" fo:min-width="0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774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 fo:min-height="0.294cm" fo:min-width="0.044cm"/>
    </style:style>
    <style:style style:name="gr43" style:family="graphic" style:parent-style-name="standard">
      <style:graphic-properties svg:stroke-color="#000000" draw:marker-start="" draw:marker-start-width="0.3cm" draw:marker-end="Arrow_20_concave" draw:marker-end-width="0.3cm" draw:textarea-horizontal-align="center" draw:textarea-vertical-align="middle"/>
    </style:style>
    <style:style style:name="gr44" style:family="graphic" style:parent-style-name="standard">
      <style:graphic-properties svg:stroke-width="0.159cm" svg:stroke-color="#000000" draw:marker-start-width="0.438cm" draw:marker-end-width="0.438cm" svg:stroke-opacity="100%" draw:fill-color="#ffffff" draw:opacity="50%" draw:textarea-horizontal-align="justify" draw:textarea-vertical-align="middle" draw:auto-grow-height="false" fo:min-height="0.539cm" fo:min-width="0.341cm" fo:padding-top="0.204cm" fo:padding-bottom="0.204cm" fo:padding-left="0.329cm" fo:padding-right="0.329cm" fo:wrap-option="wrap"/>
    </style:style>
    <style:style style:name="gr45" style:family="graphic" style:parent-style-name="objectwithoutfill">
      <style:graphic-properties svg:stroke-width="0.106cm" draw:marker-start-width="0.359cm" draw:marker-end-width="0.359cm" svg:stroke-opacity="100%" draw:fill="none" draw:opacity="50%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svg:stroke-width="0.035cm" svg:stroke-color="#000000" draw:marker-start-width="0.252cm" draw:marker-end-width="0.252cm" svg:stroke-opacity="100%" draw:opacity="50%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212cm" draw:marker-start-width="0.518cm" draw:marker-end-width="0.518cm" svg:stroke-opacity="100%" draw:fill="none" draw:opacity="50%" draw:textarea-vertical-align="middle" fo:padding-top="0.231cm" fo:padding-bottom="0.231cm" fo:padding-left="0.356cm" fo:padding-right="0.356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55cm" fo:min-width="1cm"/>
      <style:paragraph-properties style:writing-mode="lr-tb"/>
    </style:style>
    <style:style style:name="gr49" style:family="graphic" style:parent-style-name="standard">
      <style:graphic-properties svg:stroke-color="#000000" draw:marker-start="Arrow_20_concave" draw:marker-start-width="0.3cm" draw:marker-end="" draw:marker-end-width="0.3cm" draw:textarea-vertical-align="middle"/>
    </style:style>
    <style:style style:name="gr50" style:family="graphic" style:parent-style-name="standard">
      <style:graphic-properties svg:stroke-color="#000000" draw:fill-color="#e6b8e6" draw:textarea-horizontal-align="justify" draw:textarea-vertical-align="middle" draw:auto-grow-height="false" fo:min-height="0.591cm" fo:min-width="1.301cm"/>
    </style:style>
    <style:style style:name="gr51" style:family="graphic" style:parent-style-name="standard">
      <style:graphic-properties svg:stroke-color="#000000" draw:fill-color="#f0e6ff" draw:textarea-horizontal-align="justify" draw:textarea-vertical-align="middle" draw:auto-grow-height="false" fo:min-height="0.591cm" fo:min-width="1.301cm"/>
    </style:style>
    <style:style style:name="gr52" style:family="graphic" style:parent-style-name="standard">
      <style:graphic-properties svg:stroke-color="#000000" draw:fill="solid" draw:fill-color="#f0e6ff" draw:fill-hatch-solid="true" draw:textarea-horizontal-align="justify" draw:textarea-vertical-align="middle" draw:auto-grow-height="false" fo:min-height="0.14cm" fo:min-width="0cm"/>
    </style:style>
    <style:style style:name="gr53" style:family="graphic" style:parent-style-name="standard">
      <style:graphic-properties svg:stroke-width="0.028cm" svg:stroke-color="#000000" draw:marker-start-width="0.242cm" draw:marker-end-width="0.242cm" draw:fill="gradient" draw:fill-color="#eeeeee" draw:fill-gradient-name="Gradient_20_30" draw:textarea-horizontal-align="justify" draw:textarea-vertical-align="top" draw:auto-grow-height="false" fo:min-height="3.91cm" fo:min-width="5.394cm" fo:padding-top="0.14cm" fo:padding-bottom="0.139cm" fo:padding-left="0.264cm" fo:padding-right="0.264cm"/>
      <style:paragraph-properties style:writing-mode="lr-tb"/>
    </style:style>
    <style:style style:name="gr54" style:family="graphic" style:parent-style-name="objectwithoutfill">
      <style:graphic-properties svg:stroke-width="0.081cm" svg:stroke-color="#ffffd7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1.167cm" fo:min-width="3.715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fo:min-height="1.741cm"/>
      <style:paragraph-properties style:writing-mode="lr-tb"/>
    </style:style>
    <style:style style:name="pr4" style:family="presentation" style:parent-style-name="master-outline1">
      <style:graphic-properties/>
      <style:paragraph-properties style:writing-mode="lr-tb"/>
    </style:style>
    <style:style style:name="pr5" style:family="presentation" style:parent-style-name="master-notes">
      <style:graphic-properties draw:fill-color="#ffffff" fo:min-height="14.986cm"/>
      <style:paragraph-properties style:writing-mode="lr-tb"/>
    </style:style>
    <style:style style:name="pr6" style:family="presentation" style:parent-style-name="master-title">
      <style:graphic-properties draw:auto-grow-height="true" fo:min-height="1.737cm"/>
      <style:paragraph-properties style:writing-mode="lr-tb"/>
    </style:style>
    <style:style style:name="pr7" style:family="presentation" style:parent-style-name="master-outline1">
      <style:graphic-properties fo:min-height="6.618cm"/>
      <style:paragraph-properties style:writing-mode="lr-tb"/>
    </style:style>
    <style:style style:name="pr8" style:family="presentation" style:parent-style-name="master-notes">
      <style:graphic-properties draw:fill-color="#ffffff" fo:min-height="15.321cm"/>
      <style:paragraph-properties style:writing-mode="lr-tb"/>
    </style:style>
    <style:style style:name="pr9" style:family="presentation" style:parent-style-name="master-outline1">
      <style:graphic-properties fo:min-height="14.15cm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master-notes">
      <style:graphic-properties draw:fill-color="#ffffff" fo:min-height="13.611cm"/>
      <style:paragraph-properties style:writing-mode="lr-tb"/>
    </style:style>
    <style:style style:name="pr12" style:family="presentation" style:parent-style-name="master-notes">
      <style:graphic-properties draw:fill-color="#ffffff" fo:min-height="13.364cm"/>
      <style:paragraph-properties style:writing-mode="lr-tb"/>
    </style:style>
    <style:style style:name="pr13" style:family="presentation" style:parent-style-name="master-notes">
      <style:graphic-properties draw:fill-color="#ffffff" fo:min-height="14.121cm"/>
      <style:paragraph-properties style:writing-mode="lr-tb"/>
    </style:style>
    <style:style style:name="pr14" style:family="presentation" style:parent-style-name="master-title">
      <style:graphic-properties draw:auto-grow-height="true" fo:min-height="1.741cm"/>
      <style:paragraph-properties style:writing-mode="lr-tb"/>
    </style:style>
    <style:style style:name="pr15" style:family="presentation" style:parent-style-name="master-outline1">
      <style:graphic-properties fo:min-height="1.857cm"/>
      <style:paragraph-properties style:writing-mode="lr-tb"/>
    </style:style>
    <style:style style:name="pr16" style:family="presentation" style:parent-style-name="master-outline1" style:list-style-name="L5">
      <style:graphic-properties/>
      <style:paragraph-properties style:writing-mode="lr-tb"/>
    </style:style>
    <style:style style:name="pr17" style:family="presentation" style:parent-style-name="master-notes">
      <style:graphic-properties draw:fill-color="#ffffff" fo:min-height="14.08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4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  <style:text-properties fo:language="ru" fo:country="RU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fo:margin-left="0cm" fo:margin-right="0cm" fo:margin-top="0cm" fo:margin-bottom="0.4cm" fo:text-indent="0cm" style:writing-mode="lr-tb"/>
      <style:text-properties fo:language="ru" fo:country="RU"/>
    </style:style>
    <style:style style:name="P11" style:family="paragraph">
      <loext:graphic-properties draw:fill-color="#ffffff"/>
      <style:paragraph-properties style:writing-mode="lr-tb"/>
      <style:text-properties fo:font-size="14pt" fo:language="ru" fo:country="RU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/>
    </style:style>
    <style:style style:name="P18" style:family="paragraph"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-color="#f0e6ff"/>
      <style:paragraph-properties fo:text-align="center" style:writing-mode="lr-tb"/>
      <style:text-properties fo:font-size="16pt" style:font-size-asian="16pt" style:font-size-complex="16pt"/>
    </style:style>
    <style:style style:name="P21" style:family="paragraph">
      <loext:graphic-properties draw:fill-color="#f0e6ff"/>
      <style:paragraph-properties fo:text-align="center"/>
    </style:style>
    <style:style style:name="P22" style:family="paragraph">
      <loext:graphic-properties draw:fill="solid" draw:fill-color="#f0e6ff"/>
    </style:style>
    <style:style style:name="P23" style:family="paragraph">
      <loext:graphic-properties draw:fill="solid" draw:fill-color="#f0e6ff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solid" draw:fill-color="#ffffff"/>
      <style:paragraph-properties fo:text-align="center" style:writing-mode="lr-tb"/>
    </style:style>
    <style:style style:name="P27" style:family="paragraph">
      <loext:graphic-properties draw:fill-color="#f0e6ff"/>
      <style:paragraph-properties fo:text-align="center" style:writing-mode="lr-tb"/>
    </style:style>
    <style:style style:name="P28" style:family="paragraph">
      <loext:graphic-properties draw:fill-color="#ffffff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.2cm" fo:text-indent="0cm" style:writing-mode="lr-tb"/>
    </style:style>
    <style:style style:name="P30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fo:language="ru" fo:country="RU"/>
    </style:style>
    <style:style style:name="P31" style:family="paragraph">
      <loext:graphic-properties draw:fill="none"/>
      <style:paragraph-properties fo:text-align="start" style:writing-mode="lr-tb"/>
      <style:text-properties style:font-name="Liberation Mono3" fo:font-size="18pt" fo:language="ru" fo:country="RU"/>
    </style:style>
    <style:style style:name="P32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33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style:paragraph-properties fo:margin-top="0cm" fo:margin-bottom="0.4cm"/>
    </style:style>
    <style:style style:name="P35" style:family="paragraph">
      <style:paragraph-properties fo:margin-top="0cm" fo:margin-bottom="0.2cm"/>
    </style:style>
    <style:style style:name="P36" style:family="paragraph">
      <loext:graphic-properties draw:fill="solid" draw:fill-color="#ffffd7"/>
      <style:paragraph-properties fo:text-align="center" style:writing-mode="lr-tb"/>
      <style:text-properties fo:font-size="14pt" style:font-size-asian="14pt" style:font-size-complex="14pt"/>
    </style:style>
    <style:style style:name="P37" style:family="paragraph">
      <style:paragraph-properties fo:margin-left="0cm" fo:margin-right="0cm" fo:margin-top="0cm" fo:margin-bottom="0.2cm" fo:text-indent="0cm"/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loext:graphic-properties draw:fill="solid" draw:fill-color="#e6b8e6"/>
      <style:paragraph-properties fo:text-align="center" style:writing-mode="lr-tb"/>
    </style:style>
    <style:style style:name="P40" style:family="paragraph">
      <loext:graphic-properties draw:fill="solid" draw:fill-color="#e6b8e6" draw:fill-hatch-solid="true"/>
      <style:paragraph-properties fo:text-align="center"/>
    </style:style>
    <style:style style:name="P41" style:family="paragraph">
      <loext:graphic-properties draw:fill="solid" draw:fill-color="#ffffff" draw:fill-hatch-solid="true"/>
      <style:paragraph-properties fo:text-align="center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-color="#ffffff" draw:opacity="50%"/>
      <style:paragraph-properties fo:text-align="center"/>
    </style:style>
    <style:style style:name="P44" style:family="paragraph">
      <loext:graphic-properties draw:fill="none" draw:opacity="50%"/>
      <style:paragraph-properties fo:text-align="center"/>
    </style:style>
    <style:style style:name="P45" style:family="paragraph">
      <loext:graphic-properties draw:opacity="50%"/>
      <style:paragraph-properties fo:text-align="center"/>
    </style:style>
    <style:style style:name="P46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/>
    </style:style>
    <style:style style:name="P47" style:family="paragraph">
      <style:paragraph-properties fo:margin-left="0cm" fo:margin-right="0cm" fo:margin-top="0cm" fo:margin-bottom="0.5cm" fo:text-indent="0cm"/>
    </style:style>
    <style:style style:name="P48" style:family="paragraph">
      <loext:graphic-properties draw:fill-color="#e6b8e6"/>
      <style:paragraph-properties fo:text-align="center"/>
    </style:style>
    <style:style style:name="P49" style:family="paragraph">
      <loext:graphic-properties draw:fill="solid" draw:fill-color="#f0e6ff" draw:fill-hatch-solid="true"/>
      <style:paragraph-properties fo:text-align="center"/>
    </style:style>
    <style:style style:name="P50" style:family="paragraph">
      <loext:graphic-properties draw:fill="gradient" draw:fill-color="#eeeeee" draw:fill-gradient-name="Gradient_20_30"/>
      <style:paragraph-properties fo:text-align="center" style:writing-mode="lr-tb"/>
      <style:text-properties fo:font-size="14pt" style:font-size-asian="14pt" style:font-size-complex="14pt"/>
    </style:style>
    <style:style style:name="P51" style:family="paragraph">
      <style:paragraph-properties fo:margin-top="0cm" fo:margin-bottom="0.4cm" style:writing-mode="lr-tb"/>
      <style:text-properties fo:color="#000000" loext:opacity="100%" fo:language="ru" fo:country="RU"/>
    </style:style>
    <style:style style:name="P52" style:family="paragraph">
      <loext:graphic-properties draw:fill-color="#ffffff"/>
      <style:paragraph-properties fo:margin-left="0cm" fo:margin-right="0cm" fo:text-indent="-0.6cm" style:writing-mode="lr-tb"/>
      <style:text-properties fo:font-size="14pt" fo:language="ru" fo:country="RU"/>
    </style:style>
    <style:style style:name="P53" style:family="paragraph">
      <style:paragraph-properties style:writing-mode="lr-tb"/>
      <style:text-properties fo:font-size="26pt" fo:language="ru" fo:country="RU" style:font-size-asian="26pt" style:font-size-complex="26pt"/>
    </style:style>
    <style:style style:name="P54" style:family="paragraph">
      <style:paragraph-properties fo:margin-left="0cm" fo:margin-right="0cm" fo:margin-top="0cm" fo:margin-bottom="0.2cm" fo:text-indent="-0.6cm" style:writing-mode="lr-tb"/>
    </style:style>
    <style:style style:name="P55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language="ru" fo:country="RU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ru" fo:country="RU" fo:font-style="normal" fo:text-shadow="none" style:text-underline-style="none" fo:font-weight="normal" style:letter-kerning="true" style:font-name-asian="Droid Sans Fallback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ru" fo:country="RU" fo:font-style="normal" fo:text-shadow="none" style:text-underline-style="none" fo:font-weight="normal" style:letter-kerning="true" style:font-name-asian="Droid Sans Fallback1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6pt" fo:language="ru" fo:country="RU" style:font-size-asian="6pt" style:font-size-complex="6pt"/>
    </style:style>
    <style:style style:name="T14" style:family="text">
      <style:text-properties fo:font-size="16pt" fo:language="ru" fo:country="RU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language="ru" fo:country="RU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28.1000003814697pt" style:font-style-asian="normal" style:font-weight-asian="normal" style:font-name-complex="Free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fo:font-size="14pt" fo:language="ru" fo:country="RU" style:text-underline-style="solid" style:text-underline-width="auto" style:text-underline-color="font-color" fo:background-color="transparent"/>
    </style:style>
    <style:style style:name="T19" style:family="text">
      <style:text-properties style:font-name="Liberation Mono3" fo:font-size="18pt" fo:language="ru" fo:country="RU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14pt" fo:font-style="italic" style:font-size-asian="14pt" style:font-style-asian="italic" style:font-size-complex="14pt" style:font-style-complex="italic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1" style:font-size-asian="28.1000003814697pt" style:font-style-asian="normal" style:font-weight-asian="normal" style:font-name-complex="Free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4pt" fo:font-style="italic" style:font-style-asian="italic" style:font-style-complex="italic"/>
    </style:style>
    <style:style style:name="T25" style:family="text">
      <style:text-properties fo:font-size="14pt" fo:font-style="normal" style:font-style-asian="normal" style:font-style-complex="normal"/>
    </style:style>
    <style:style style:name="T26" style:family="text">
      <style:text-properties fo:font-size="14pt"/>
    </style:style>
    <style:style style:name="T27" style:family="text">
      <style:text-properties fo:font-size="14pt" style:text-underline-style="solid" style:text-underline-width="auto" style:text-underline-color="font-color"/>
    </style:style>
    <style:style style:name="T28" style:family="text">
      <style:text-properties style:use-window-font-color="true" loext:opacity="0%" style:font-name="Liberation Sans2" fo:font-size="14pt" style:text-underline-style="none" fo:background-color="transparent" style:font-name-asian="Liberation Sans2" style:font-name-complex="Liberation Sans2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pt" style:font-size-asian="2pt" style:font-size-complex="2pt"/>
    </style:style>
    <style:style style:name="T33" style:family="text">
      <style:text-properties fo:color="#000000" loext:opacity="100%" fo:language="ru" fo:country="RU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6pt" fo:language="ru" fo:country="RU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ostgres Pro Enterprise 16</text:span><text:span text:style-name="T2"><text:line-break/></text:span><text:span text:style-name="T2">Резервное копирование — 2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23</text:span><text:span text:style-name="T7">–</text:span><text:span text:style-name="T6">2025</text:span></text:p>
              <text:p text:style-name="P5"><text:span text:style-name="T8">Авторы: </text:span><text:span text:style-name="T6">Алексей Береснев, Илья Баштанов, Павел Толмаче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9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9">Обратная</text:span><text:span text:style-name="T10"> </text:span><text:span text:style-name="T9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9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Темы</text:span></text:p>
          </draw:text-box>
        </draw:frame>
        <draw:frame presentation:style-name="pr4" draw:text-style-name="P10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Удаленная работа</text:span></text:p>
              </text:list-item>
              <text:list-item>
                <text:p text:style-name="P9"><text:span text:style-name="T12">Архивирование WAL</text:span></text:p>
              </text:list-item>
              <text:list-item>
                <text:p text:style-name="P9"><text:span text:style-name="T12">Страничное копирование и восстановление</text:span></text:p>
              </text:list-item>
              <text:list-item>
                <text:p text:style-name="P9"><text:span text:style-name="T12">Частичное восстановление</text:span></text:p>
              </text:list-item>
              <text:list-item>
                <text:p text:style-name="P9"><text:span text:style-name="T12">Восстановление страниц</text:span></text:p>
              </text:list-item>
              <text:list-item>
                <text:p text:style-name="P9"><text:span text:style-name="T12">Восстановление на момент времен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2T14">
        <office:forms form:automatic-focus="false" form:apply-design-mode="false"/>
        <draw:custom-shape draw:style-name="gr3" draw:text-style-name="P12" draw:layer="layout" svg:width="0.736cm" svg:height="0.736cm" svg:x="19.795cm" svg:y="6.43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8" draw:layer="layout" svg:width="19.8cm" svg:height="1.737cm" svg:x="1.2cm" svg:y="0.737cm" presentation:class="title" presentation:user-transformed="true">
          <draw:text-box>
            <text:p><text:span text:style-name="T11">Удаленная работа</text:span></text:p>
          </draw:text-box>
        </draw:frame>
        <draw:frame presentation:style-name="pr7" draw:text-style-name="P13" draw:layer="layout" svg:width="25.6cm" svg:height="5.86cm" svg:x="1.176cm" svg:y="13.253cm" presentation:class="outline" presentation:user-transformed="true">
          <draw:text-box>
            <text:list text:style-name="L4">
              <text:list-item>
                <text:p text:style-name="P9">Копируемые экземпляры и каталог копий располагаются<text:line-break/>на разных серверах</text:p>
              </text:list-item>
              <text:list-item>
                <text:p text:style-name="P9">В удаленных системах запускаются агенты</text:p>
              </text:list-item>
              <text:list-item>
                <text:p text:style-name="P9">Агенты читают файлы и передают по протоколу SSH</text:p>
              </text:list-item>
            </text:list>
          </draw:text-box>
        </draw:frame>
        <draw:g>
          <draw:custom-shape draw:style-name="gr4" draw:text-style-name="P15" draw:layer="layout" svg:width="5.083cm" svg:height="4.145cm" svg:x="1.508cm" svg:y="4.262cm">
            <text:p text:style-name="P14"><text:span text:style-name="T13"><text:s/></text:span></text:p>
            <text:p text:style-name="P14"><text:span text:style-name="T1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6" draw:layer="layout" svg:width="1.291cm" svg:height="1.293cm" svg:x="1.813cm" svg:y="6.779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6" draw:layer="layout" svg:width="1.291cm" svg:height="1.293cm" svg:x="3.402cm" svg:y="6.779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16" draw:layer="layout" svg:width="1.292cm" svg:height="1.293cm" svg:x="4.99cm" svg:y="6.779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ath draw:style-name="gr7" draw:text-style-name="P17" draw:layer="layout" svg:width="0.982cm" svg:height="1.059cm" svg:x="3.323cm" svg:y="5.233cm" svg:viewBox="0 0 983 1060" svg:d="M246 49c-4 2-6 6-5 11l28 163c-25 21-46 45-64 71l-156-25c-4-1-8 2-10 6l-39 100c-1 4 0 10 4 12l129 94c-4 36-2 72 3 108l-123 97c-4 2-6 9-4 12l17 43 16 44c2 4 6 6 11 5l150-26c20 29 43 56 69 78l-29 165c-1 5 1 10 6 12l93 41c3 1 9 0 10-4l93-137c31 4 62 4 93 0l86 137c2 4 7 5 11 4l93-42c4-2 6-6 5-11l-23-166c26-21 48-46 66-73l157 31c3 1 8-1 9-6h1l37-100 1-1c0 0 0-1 0-2 1-4 0-7-3-9l-129-103c4-31 5-62 2-94l129-95c3-2 4-7 2-12l-21-57-23-56c-2-5-5-8-10-7l-153 32c-18-25-39-47-63-64l24-172c0-4 0-7-4-10 0 0-1 0-1-1h-1l-92-41h-1c-4-2-9 0-11 4l-89 142c-31-6-63-6-95-1l-93-135c-2-4-7-6-11-4zM425 354c90-41 194 5 231 103 38 98-5 210-95 251-90 40-194-6-232-104-37-97 5-210 96-250z">
            <text:p/>
          </draw:path>
          <draw:path draw:style-name="gr8" draw:text-style-name="P17" draw:layer="layout" svg:width="0.653cm" svg:height="0.706cm" svg:x="4.069cm" svg:y="4.749cm" svg:viewBox="0 0 654 707" svg:d="M280 2c-3 0-6 3-6 6l-17 105c-19 7-37 15-54 26l-89-53c-2-1-5-1-7 1l-44 51c-1 2-2 6-1 8l59 89c-10 20-17 43-21 65l-96 28c-2 1-4 4-4 7l1 30v30c1 3 3 6 6 6l96 22c6 22 14 44 25 63l-52 93c-2 2-1 6 1 8l47 48c2 2 5 2 8 0l84-60c18 10 36 18 56 23l23 104c0 3 3 5 6 5l65-2c3-1 4-2 5-5l21-106c20-7 38-16 55-28l88 57c3 2 5 2 7 0h1l43-52h1c0-1 0-1 0-1 1-2 1-5 0-7l-56-93c9-18 16-36 21-56l97-26c4 0 5-3 5-6l-1-41-2-39c0-3-2-6-4-6l-99-18c-6-20-14-39-24-55l50-97c1-2 1-5 0-7-1-1-1-1-1-2h-1l-47-47c-1-3-5-3-7-1l-84 64c-17-11-37-18-57-24l-27-104c-1-4-2-5-6-5zM323 230c63-3 115 51 118 119 2 69-48 125-111 128-62 2-115-52-117-120-3-68 47-125 110-127z">
            <text:p/>
          </draw:path>
        </draw:g>
        <draw:custom-shape draw:style-name="gr5" draw:text-style-name="P16" draw:layer="layout" svg:width="1.291cm" svg:height="1.293cm" svg:x="13.371cm" svg:y="9.349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6" draw:layer="layout" svg:width="1.291cm" svg:height="1.293cm" svg:x="13.371cm" svg:y="9.349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draw:layer="layout" svg:width="1.292cm" svg:height="1.293cm" svg:x="13.37cm" svg:y="9.349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9" xml:id="id3" draw:id="id3" draw:layer="layout" svg:width="1.594cm" svg:height="4.147cm" svg:x="6.591cm" svg:y="4.261cm">
          <text:p text:style-name="P18"><text:span text:style-name="T15">агент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20" draw:layer="layout" svg:width="5.083cm" svg:height="4.145cm" svg:x="21.389cm" svg:y="4.262cm">
            <text:p text:style-name="P14"><text:span text:style-name="T13"><text:s/></text:span></text:p>
            <text:p text:style-name="P14"><text:span text:style-name="T1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1" draw:layer="layout" svg:width="1.291cm" svg:height="1.293cm" svg:x="21.694cm" svg:y="6.779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21" draw:layer="layout" svg:width="1.291cm" svg:height="1.293cm" svg:x="23.283cm" svg:y="6.779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1" draw:layer="layout" svg:width="1.292cm" svg:height="1.293cm" svg:x="24.871cm" svg:y="6.779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ath draw:style-name="gr13" draw:text-style-name="P22" draw:layer="layout" svg:width="0.982cm" svg:height="1.059cm" svg:x="23.204cm" svg:y="5.233cm" svg:viewBox="0 0 983 1060" svg:d="M246 49c-4 2-6 6-5 11l28 163c-25 21-46 45-64 71l-156-25c-4-1-8 2-10 6l-39 100c-1 4 0 10 4 12l129 94c-4 36-2 72 3 108l-123 97c-4 2-6 9-4 12l17 43 16 44c2 4 6 6 11 5l150-26c20 29 43 56 69 78l-29 165c-1 5 1 10 6 12l93 41c3 1 9 0 10-4l93-137c31 4 62 4 93 0l86 137c2 4 7 5 11 4l93-42c4-2 6-6 5-11l-23-166c26-21 48-46 66-73l157 31c3 1 8-1 9-6h1l37-100 1-1c0 0 0-1 0-2 1-4 0-7-3-9l-129-103c4-31 5-62 2-94l129-95c3-2 4-7 2-12l-21-57-23-56c-2-5-5-8-10-7l-153 32c-18-25-39-47-63-64l24-172c0-4 0-7-4-10 0 0-1 0-1-1h-1l-92-41h-1c-4-2-9 0-11 4l-89 142c-31-6-63-6-95-1l-93-135c-2-4-7-6-11-4zM425 354c90-41 194 5 231 103 38 98-5 210-95 251-90 40-194-6-232-104-37-97 5-210 96-250z">
            <text:p/>
          </draw:path>
          <draw:path draw:style-name="gr14" draw:text-style-name="P22" draw:layer="layout" svg:width="0.653cm" svg:height="0.706cm" svg:x="23.95cm" svg:y="4.749cm" svg:viewBox="0 0 654 707" svg:d="M280 2c-3 0-6 3-6 6l-17 105c-19 7-37 15-54 26l-89-53c-2-1-5-1-7 1l-44 51c-1 2-2 6-1 8l59 89c-10 20-17 43-21 65l-96 28c-2 1-4 4-4 7l1 30v30c1 3 3 6 6 6l96 22c6 22 14 44 25 63l-52 93c-2 2-1 6 1 8l47 48c2 2 5 2 8 0l84-60c18 10 36 18 56 23l23 104c0 3 3 5 6 5l65-2c3-1 4-2 5-5l21-106c20-7 38-16 55-28l88 57c3 2 5 2 7 0h1l43-52h1c0-1 0-1 0-1 1-2 1-5 0-7l-56-93c9-18 16-36 21-56l97-26c4 0 5-3 5-6l-1-41-2-39c0-3-2-6-4-6l-99-18c-6-20-14-39-24-55l50-97c1-2 1-5 0-7-1-1-1-1-1-2h-1l-47-47c-1-3-5-3-7-1l-84 64c-17-11-37-18-57-24l-27-104c-1-4-2-5-6-5zM323 230c63-3 115 51 118 119 2 69-48 125-111 128-62 2-115-52-117-120-3-68 47-125 110-127z">
            <text:p/>
          </draw:path>
        </draw:g>
        <draw:custom-shape draw:style-name="gr15" draw:text-style-name="P23" xml:id="id2" draw:id="id2" draw:layer="layout" svg:width="1.594cm" svg:height="4.147cm" svg:x="19.795cm" svg:y="4.261cm">
          <text:p text:style-name="P18"><text:span text:style-name="T15">агент</text:span></text:p>
          <draw:enhanced-geometry svg:viewBox="0 0 21600 21600" draw:type="rectangle" draw:enhanced-path="M 0 0 L 21600 0 21600 21600 0 21600 0 0 Z N"/>
        </draw:custom-shape>
        <draw:frame draw:style-name="gr16" draw:text-style-name="P24" draw:layer="layout" svg:width="1.706cm" svg:height="0.806cm" svg:x="17.478cm" svg:y="6.359cm">
          <draw:text-box>
            <text:p text:style-name="P12"><text:span text:style-name="T15">SSH</text:span></text:p>
          </draw:text-box>
        </draw:frame>
        <draw:custom-shape draw:style-name="gr17" draw:text-style-name="P26" xml:id="id1" draw:id="id1" draw:layer="layout" svg:width="5.583cm" svg:height="1.667cm" svg:x="11.225cm" svg:y="5.501cm">
          <text:p text:style-name="P25">pg_proback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18" draw:text-style-name="P27" draw:layer="layout" svg:width="5.2cm" svg:height="2.98cm" svg:x="11.643cm" svg:y="7.717cm">
              <text:p/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  <draw:g>
              <draw:custom-shape draw:style-name="gr19" draw:text-style-name="P21" draw:layer="layout" svg:width="1.421cm" svg:height="1.484cm" svg:x="11.878cm" svg:y="8.942cm">
                <text:p/>
  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0" draw:text-style-name="P21" draw:layer="layout" svg:width="1.408cm" svg:height="1.484cm" svg:x="13.54cm" svg:y="8.942cm">
                <text:p/>
  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1" draw:text-style-name="P21" draw:layer="layout" svg:width="1.423cm" svg:height="1.484cm" svg:x="15.187cm" svg:y="8.942cm">
                <text:p/>
  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</draw:g>
          <draw:g>
            <draw:custom-shape draw:style-name="gr22" draw:text-style-name="P28" draw:layer="layout" svg:width="5.2cm" svg:height="2.98cm" svg:x="11.242cm" svg:y="8.217cm">
              <text:p/>
              <draw:enhanced-geometry svg:viewBox="0 0 21600 21600" draw:glue-points="10800 0 0 10800 10800 21600 21600 10800" draw:text-areas="0 4300 21600 21600" draw:type="flowchart-card" draw:enhanced-path="M 4300 0 L 21600 0 21600 21600 0 21600 0 4300 4300 0 Z N"/>
            </draw:custom-shape>
            <draw:g>
              <draw:custom-shape draw:style-name="gr23" draw:text-style-name="P16" draw:layer="layout" svg:width="1.421cm" svg:height="1.484cm" svg:x="11.477cm" svg:y="9.442cm">
                <text:p/>
  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4" draw:text-style-name="P16" draw:layer="layout" svg:width="1.408cm" svg:height="1.484cm" svg:x="13.139cm" svg:y="9.442cm">
                <text:p/>
  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5" draw:text-style-name="P16" draw:layer="layout" svg:width="1.423cm" svg:height="1.484cm" svg:x="14.786cm" svg:y="9.442cm">
                <text:p/>
  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</draw:g>
        </draw:g>
        <draw:connector draw:style-name="gr26" draw:text-style-name="P18" draw:layer="layout" draw:type="curve" svg:x1="16.808cm" svg:y1="6.334cm" svg:x2="19.795cm" svg:y2="6.334cm" draw:start-shape="id1" draw:start-glue-point="1" draw:end-shape="id2" draw:end-glue-point="3" svg:d="M16808 6334h2987" svg:viewBox="0 0 2988 1">
          <text:p/>
        </draw:connector>
        <draw:connector draw:style-name="gr26" draw:text-style-name="P18" draw:layer="layout" draw:type="curve" svg:x1="11.225cm" svg:y1="6.334cm" svg:x2="8.185cm" svg:y2="6.334cm" draw:start-shape="id1" draw:end-shape="id3" draw:end-glue-point="1" svg:d="M11225 6334h-3040" svg:viewBox="0 0 3041 1">
          <text:p/>
        </draw:connector>
        <draw:frame draw:style-name="gr16" draw:text-style-name="P24" draw:layer="layout" svg:width="1.706cm" svg:height="0.806cm" svg:x="8.878cm" svg:y="6.359cm">
          <draw:text-box>
            <text:p text:style-name="P12"><text:span text:style-name="T15">SS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30" draw:layer="layout" svg:width="16.799cm" svg:height="15.321cm" svg:x="2.1cm" svg:y="14.107cm" presentation:class="notes" presentation:user-transformed="true">
            <draw:text-box>
              <text:p text:style-name="P29"><text:span text:style-name="T16">Утилита pg_probackup обычно используется в удаленном режиме, основанном на протоколе SSH (Secure Shell). Копируемые экземпляры могут находиться на разных серверах. Операции копирования, восстановления и архивирования WAL выполняются удаленно по сети. </text:span></text:p>
              <text:p text:style-name="P29"><text:span text:style-name="T16">На сервере с каталогом копий и на серверах с копируемыми экземплярами должен быть установлен pg_probackup одной и той же версии.</text:span></text:p>
              <text:p text:style-name="P29"><text:span text:style-name="T16">В удаленном режиме pg_probackup на сервере с каталогом копий подключается по SSH к утилите на сервере Postgres, последняя запускает один или несколько процессов-агентов, которые взаимодействуют с экземпляром Postgres и обмениваются данными</text:span><text:span text:style-name="T16"><text:line-break/></text:span><text:span text:style-name="T16">с основной утилитой. Количество агентов определяется ключом -j.</text:span></text:p>
              <text:p text:style-name="P29"><text:span text:style-name="T17">Для пользователя ОС, выполняющего резервное копирование, нужно настроить доступ по ssh к целевому серверу с аутентификацией без пароля (по ключу)</text:span><text:span text:style-name="T16">.</text:span></text:p>
              <text:p text:style-name="P29"><text:span text:style-name="T16">Параметры SSH-соединения команды backup:</text:span></text:p>
              <text:list text:style-name="L1">
                <text:list-item>
                  <text:p text:style-name="P29"><text:span text:style-name="T16">--remote-host — адрес целевого сервера Postgres;</text:span></text:p>
                </text:list-item>
                <text:list-item>
                  <text:p text:style-name="P29"><text:span text:style-name="T17">--remote-user </text:span><text:span text:style-name="T16">— владелец экземпляра Postgres;</text:span></text:p>
                </text:list-item>
                <text:list-item>
                  <text:p text:style-name="P29"><text:span text:style-name="T17">--remote-port </text:span><text:span text:style-name="T16">— порт на целевом сервере.</text:span></text:p>
                </text:list-item>
              </text:list>
              <text:p text:style-name="P29"><text:span text:style-name="T16"><text:s/></text:span><text:span text:style-name="T18"><text:a xlink:href="https://postgrespro.ru/docs/enterprise/16/app-pgprobackup#PBK-CONFIGURING-THE-REMOTE-MODE" xlink:type="simple">https://postgrespro.ru/docs/enterprise/16/app-pgprobackup#PBK-CONFIGURING-THE-REMOTE-MODE</text:a></text:span></text:p>
              <text:p text:style-name="P29"><text:span text:style-name="T16"/></text:p>
              <text:p text:style-name="P29"><text:span text:style-name="T16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7" draw:text-style-name="P3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0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2T14">
        <office:forms form:automatic-focus="false" form:apply-design-mode="false"/>
        <draw:custom-shape draw:style-name="gr28" draw:text-style-name="P33" xml:id="id5" draw:id="id5" draw:layer="layout" svg:width="7.318cm" svg:height="5.585cm" svg:x="15.486cm" svg:y="4.616cm">
          <text:p text:style-name="P18"><text:span text:style-name="T15">WAL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9" draw:text-style-name="P28" draw:layer="layout" svg:width="6.6cm" svg:height="3.8cm" svg:x="17.501cm" svg:y="6.203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9" draw:text-style-name="P28" draw:layer="layout" svg:width="6.6cm" svg:height="3.8cm" svg:x="17.1cm" svg:y="6.702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presentation:style-name="pr6" draw:text-style-name="P8" draw:layer="layout" svg:width="19.8cm" svg:height="1.737cm" svg:x="1.2cm" svg:y="0.737cm" presentation:class="title" presentation:user-transformed="true">
          <draw:text-box>
            <text:p><text:span text:style-name="T11">Архивация WAL</text:span></text:p>
          </draw:text-box>
        </draw:frame>
        <draw:frame presentation:style-name="pr7" draw:text-style-name="P13" draw:layer="layout" svg:width="25.6cm" svg:height="7.359cm" svg:x="1.2cm" svg:y="13.233cm" presentation:class="outline" presentation:user-transformed="true">
          <draw:text-box>
            <text:list text:style-name="L4">
              <text:list-item>
                <text:p text:style-name="P34">Архив WAL сохраняется в каталог копий</text:p>
              </text:list-item>
              <text:list-item>
                <text:p text:style-name="P34"><text:span text:style-name="T20">archive_command</text:span> = 'pg_probackup archive-push ...'</text:p>
                <text:list>
                  <text:list-item>
                    <text:p text:style-name="P35"><text:span text:style-name="T21">--remote-host — адрес каталога копий</text:span></text:p>
                  </text:list-item>
                  <text:list-item>
                    <text:p text:style-name="P35"><text:span text:style-name="T21">--remote-user — владелец каталога резервных копий</text:span></text:p>
                  </text:list-item>
                  <text:list-item>
                    <text:p><text:span text:style-name="T21">--remote-port — порт SSH на сервере резервного копирования</text:span></text:p>
                  </text:list-item>
                  <text:list-item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30" draw:text-style-name="P15" xml:id="id4" draw:id="id4" draw:layer="layout" svg:width="6.6cm" svg:height="4.8cm" svg:x="4.202cm" svg:y="5.008cm">
            <text:p text:style-name="P14"><text:span text:style-name="T13"><text:s/></text:span></text:p>
            <text:p text:style-name="P14"><text:span text:style-name="T14"/></text:p>
            <draw:enhanced-geometry svg:viewBox="0 0 21600 21600" draw:type="rectangle" draw:enhanced-path="M 0 0 L 21600 0 21600 21600 0 21600 0 0 Z N"/>
          </draw:custom-shape>
          <draw:g>
            <draw:custom-shape draw:style-name="gr31" draw:text-style-name="P16" draw:layer="layout" svg:width="1.8cm" svg:height="1.892cm" svg:x="4.506cm" svg:y="7.583cm">
              <text:p/>
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16" draw:layer="layout" svg:width="1.8cm" svg:height="1.892cm" svg:x="6.603cm" svg:y="7.583cm">
              <text:p/>
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16" draw:layer="layout" svg:width="1.8cm" svg:height="1.892cm" svg:x="8.698cm" svg:y="7.583cm">
              <text:p/>
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path draw:style-name="gr7" draw:text-style-name="P17" draw:layer="layout" svg:width="0.982cm" svg:height="1.072cm" svg:x="6.802cm" svg:y="5.994cm" svg:viewBox="0 0 983 1073" svg:d="M246 49c-4 2-6 6-5 12l28 165c-25 21-46 45-64 71l-156-25c-4-1-8 2-10 6l-39 101c-1 4 0 10 4 13l129 95c-4 36-2 73 3 109l-123 98c-4 2-6 9-4 12l17 44 16 44c2 4 6 6 11 5l150-26c20 29 43 57 69 79l-29 167c-1 5 1 10 6 12l93 42c3 1 9 0 10-4l93-139c31 4 62 4 93 0l86 139c2 4 7 5 11 4l93-43c4-2 6-6 5-11l-23-168c26-21 48-46 66-74l157 32c3 1 8-1 9-7h1l37-101 1-1c0 0 0-1 0-2 1-4 0-7-3-9l-129-104c4-32 5-63 2-95l129-96c3-2 4-8 2-13l-21-57-23-57c-2-5-5-8-10-7l-153 32c-18-25-39-47-63-64l24-175c0-4 0-7-4-10 0 0-1 0-1-1h-1l-92-41h-1c-4-2-9 0-11 4l-89 144c-31-6-63-6-95-1l-93-137c-2-4-7-6-11-4zM425 358c90-41 194 5 231 104 38 100-5 213-95 254s-194-6-232-105c-37-98 5-212 96-253z">
              <text:p/>
            </draw:path>
            <draw:path draw:style-name="gr8" draw:text-style-name="P17" draw:layer="layout" svg:width="0.653cm" svg:height="0.715cm" svg:x="7.548cm" svg:y="5.504cm" svg:viewBox="0 0 654 716" svg:d="M280 2c-3 0-6 3-6 6l-17 106c-19 7-37 16-54 27l-89-54c-2-1-5-1-7 1l-44 52c-1 2-2 6-1 8l59 90c-10 20-17 43-21 66l-96 28c-2 1-4 4-4 7l1 30v31c1 3 3 6 6 6l96 22c6 22 14 45 25 64l-52 94c-2 2-1 6 1 8l47 49c2 2 5 2 8 0l84-61c18 10 36 18 56 23l23 106c0 3 3 5 6 5l65-2c3-1 4-2 5-5l21-108c20-7 38-16 55-28l88 58c3 2 5 2 7 0h1l43-53h1c0-1 0-1 0-1 1-2 1-5 0-7l-56-94c9-18 16-37 21-57l97-26c4 0 5-3 5-6l-1-42-2-39c0-3-2-6-4-6l-99-19c-6-20-14-39-24-55l50-98c1-2 1-6 0-8-1-1-1-1-1-2h-1l-47-47c-1-3-5-3-7-1l-84 65c-17-12-37-19-57-25l-27-105c-1-4-2-5-6-5zM323 233c63-3 115 51 118 120 2 70-48 127-111 130-62 2-115-53-117-122-3-68 47-126 110-128z">
              <text:p/>
            </draw:path>
          </draw:g>
        </draw:g>
        <draw:connector draw:style-name="gr32" draw:text-style-name="P18" draw:layer="layout" svg:x1="10.802cm" svg:y1="7.408cm" svg:x2="15.486cm" svg:y2="7.408cm" draw:start-shape="id4" draw:start-glue-point="1" draw:end-shape="id5" draw:end-glue-point="3" svg:d="M10802 7408h4684" svg:viewBox="0 0 4685 1">
          <text:p/>
        </draw:connector>
        <draw:custom-shape draw:style-name="gr29" draw:text-style-name="P28" draw:layer="layout" svg:width="6.6cm" svg:height="3.8cm" svg:x="16.699cm" svg:y="7.201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g>
          <draw:custom-shape draw:style-name="gr31" draw:text-style-name="P16" draw:layer="layout" svg:width="1.8cm" svg:height="1.892cm" svg:x="17.007cm" svg:y="8.773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16" draw:layer="layout" svg:width="1.8cm" svg:height="1.892cm" svg:x="19.104cm" svg:y="8.773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16" draw:layer="layout" svg:width="1.8cm" svg:height="1.892cm" svg:x="21.199cm" svg:y="8.773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6" draw:text-style-name="P24" draw:layer="layout" svg:width="1.706cm" svg:height="0.806cm" svg:x="12.275cm" svg:y="6.583cm">
          <draw:text-box>
            <text:p text:style-name="P12"><text:span text:style-name="T15">SSH</text:span></text:p>
          </draw:text-box>
        </draw:frame>
        <draw:custom-shape draw:style-name="gr33" draw:text-style-name="P36" draw:layer="layout" svg:width="6.013cm" svg:height="1.503cm" svg:x="8.741cm" svg:y="4.003cm">
          <text:p text:style-name="P18"><text:span text:style-name="T22">archive_mode</text:span><text:span text:style-name="T15"> = 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386.36514798803 27100.53191489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1" draw:text-style-name="P30" draw:layer="layout" svg:width="16.799cm" svg:height="13.611cm" svg:x="2.1cm" svg:y="14.107cm" presentation:class="notes" presentation:user-transformed="true">
            <draw:text-box>
              <text:p text:style-name="P37"><text:span text:style-name="T23">Непрерывная (файловая) архивация сегментов WAL применяется чаще всего, так как она требуется для инкрементального копирования</text:span><text:span text:style-name="T23"><text:line-break/></text:span><text:span text:style-name="T23">в режиме PAGE и обеспечивает возможность восстановления на момент в прошлом — PITR (Point In Time Recovery). При создании резервной копии pg_probackup по умолчанию предполагает, что на копируемом экземпляре настроена архивация WAL. Утилита pg_probackup может использоваться для архивации, для этого параметр </text:span><text:span text:style-name="T24">archive_command</text:span><text:span text:style-name="T25"> должен содерж</text:span><text:span text:style-name="T26">ать команду pg_probackup archive-push.</text:span></text:p>
              <text:p text:style-name="P37"><text:span text:style-name="T23">При работе через SSH нужно задать параметры удаленного доступа.</text:span></text:p>
              <text:p text:style-name="P37"><text:span text:style-name="T23">Утилиту можно использовать и для архивации при локальной работе, при этом она будет запускаться от имени владельца кластера данных, обычно postgres. В таком случае каталог копий также должен принадлежать postgres (это особенность реализации текущей версии</text:span><text:span text:style-name="T26"> pg_probackup).</text:span></text:p>
              <text:p text:style-name="P37"><text:span text:style-name="T26">Подробности настройки описаны в документации: </text:span><text:span text:style-name="T27"><text:a xlink:href="https://postgrespro.ru/docs/enterprise/16/app-pgprobackup#PBK-SETTING-UP-CONTINUOUS-WAL-ARCHIVING" xlink:type="simple">https://postgrespro.ru/docs/enterprise/16/app-pgprobackup#PBK-SETTING-UP-CONTINUOUS-WAL-ARCHIVING</text:a></text:span><text:span text:style-name="T28">​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7" draw:text-style-name="P3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0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custom-shape draw:style-name="gr28" draw:text-style-name="P33" draw:layer="layout" svg:width="7.318cm" svg:height="5.585cm" svg:x="15.487cm" svg:y="3.516cm">
          <text:p text:style-name="P18"><text:span text:style-name="T15">WAL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6" draw:text-style-name="P13" draw:layer="layout" svg:width="19.8cm" svg:height="1.737cm" svg:x="1.2cm" svg:y="0.737cm" presentation:class="title" presentation:user-transformed="true">
          <draw:text-box>
            <text:p>Страничное копирование</text:p>
          </draw:text-box>
        </draw:frame>
        <draw:frame presentation:style-name="pr9" draw:text-style-name="P13" draw:layer="layout" svg:width="25.6cm" svg:height="4.791cm" svg:x="1.2cm" svg:y="15.341cm" presentation:class="outline" presentation:user-transformed="true">
          <draw:text-box>
            <text:list text:style-name="L4">
              <text:list-item>
                <text:p text:style-name="P34">Информация об измененных страницах — из архива WAL</text:p>
              </text:list-item>
              <text:list-item>
                <text:p>В архиве должны быть все сегменты WAL, записанные после предыдущей копии</text:p>
              </text:list-item>
            </text:list>
          </draw:text-box>
        </draw:frame>
        <draw:g>
          <draw:custom-shape draw:style-name="gr34" draw:text-style-name="P28" draw:layer="layout" svg:width="6.6cm" svg:height="3.8cm" svg:x="18.9cm" svg:y="5.102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g>
            <draw:custom-shape draw:style-name="gr31" draw:text-style-name="P16" draw:layer="layout" svg:width="1.8cm" svg:height="1.892cm" svg:x="19.204cm" svg:y="6.669cm">
              <text:p/>
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16" draw:layer="layout" svg:width="1.8cm" svg:height="1.892cm" svg:x="21.301cm" svg:y="6.669cm">
              <text:p/>
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16" draw:layer="layout" svg:width="1.8cm" svg:height="1.892cm" svg:x="23.396cm" svg:y="6.669cm">
              <text:p/>
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frame draw:style-name="gr35" draw:text-style-name="P38" draw:layer="layout" svg:width="2.694cm" svg:height="0.962cm" svg:x="20.901cm" svg:y="5.407cm">
            <draw:text-box>
              <text:p text:style-name="P25">FULL</text:p>
            </draw:text-box>
          </draw:frame>
        </draw:g>
        <draw:g>
          <draw:custom-shape draw:style-name="gr36" draw:text-style-name="P28" draw:layer="layout" svg:width="3.8cm" svg:height="3.8cm" svg:x="17.9cm" svg:y="6.402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35" draw:text-style-name="P38" draw:layer="layout" svg:width="2.694cm" svg:height="0.962cm" svg:x="18.4cm" svg:y="6.871cm">
            <draw:text-box>
              <text:p text:style-name="P25">PAGE</text:p>
            </draw:text-box>
          </draw:frame>
          <draw:custom-shape draw:style-name="gr37" draw:text-style-name="P39" draw:layer="layout" svg:width="1.3cm" svg:height="1.1cm" svg:x="19.166cm" svg:y="8.17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6" draw:text-style-name="P24" draw:layer="layout" svg:width="11.598cm" svg:height="0.806cm" svg:x="6.891cm" svg:y="12.584cm">
          <draw:text-box>
            <text:p text:style-name="P12"><text:span text:style-name="T15">pg_probackup backup -b PAGE</text:span></text:p>
          </draw:text-box>
        </draw:frame>
        <draw:custom-shape draw:style-name="gr30" draw:text-style-name="P15" xml:id="id6" draw:id="id6" draw:layer="layout" svg:width="6.6cm" svg:height="4.8cm" svg:x="3.402cm" svg:y="6.797cm">
          <text:p text:style-name="P14"><text:span text:style-name="T13"><text:s/></text:span></text:p>
          <text:p text:style-name="P14"><text:span text:style-name="T14"/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8cm" svg:height="1.892cm" svg:x="3.672cm" svg:y="9.3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6" draw:layer="layout" svg:width="1.8cm" svg:height="1.892cm" svg:x="5.769cm" svg:y="9.3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6" draw:layer="layout" svg:width="1.8cm" svg:height="1.892cm" svg:x="7.864cm" svg:y="9.3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path draw:style-name="gr7" draw:text-style-name="P17" draw:layer="layout" svg:width="0.982cm" svg:height="1.072cm" svg:x="6.002cm" svg:y="7.783cm" svg:viewBox="0 0 983 1073" svg:d="M246 49c-4 2-6 6-5 12l28 165c-25 21-46 45-64 71l-156-25c-4-1-8 2-10 6l-39 101c-1 4 0 10 4 13l129 95c-4 36-2 73 3 109l-123 98c-4 2-6 9-4 12l17 44 16 44c2 4 6 6 11 5l150-26c20 29 43 57 69 79l-29 167c-1 5 1 10 6 12l93 42c3 1 9 0 10-4l93-139c31 4 62 4 93 0l86 139c2 4 7 5 11 4l93-43c4-2 6-6 5-11l-23-168c26-21 48-46 66-74l157 32c3 1 8-1 9-7h1l37-101 1-1c0 0 0-1 0-2 1-4 0-7-3-9l-129-104c4-32 5-63 2-95l129-96c3-2 4-8 2-13l-21-57-23-57c-2-5-5-8-10-7l-153 32c-18-25-39-47-63-64l24-175c0-4 0-7-4-10 0 0-1 0-1-1h-1l-92-41h-1c-4-2-9 0-11 4l-89 144c-31-6-63-6-95-1l-93-137c-2-4-7-6-11-4zM425 358c90-41 194 5 231 104 38 100-5 213-95 254s-194-6-232-105c-37-98 5-212 96-253z">
            <text:p/>
          </draw:path>
          <draw:path draw:style-name="gr8" draw:text-style-name="P17" draw:layer="layout" svg:width="0.653cm" svg:height="0.715cm" svg:x="6.748cm" svg:y="7.293cm" svg:viewBox="0 0 654 716" svg:d="M280 2c-3 0-6 3-6 6l-17 106c-19 7-37 16-54 27l-89-54c-2-1-5-1-7 1l-44 52c-1 2-2 6-1 8l59 90c-10 20-17 43-21 66l-96 28c-2 1-4 4-4 7l1 30v31c1 3 3 6 6 6l96 22c6 22 14 45 25 64l-52 94c-2 2-1 6 1 8l47 49c2 2 5 2 8 0l84-61c18 10 36 18 56 23l23 106c0 3 3 5 6 5l65-2c3-1 4-2 5-5l21-108c20-7 38-16 55-28l88 58c3 2 5 2 7 0h1l43-53h1c0-1 0-1 0-1 1-2 1-5 0-7l-56-94c9-18 16-37 21-57l97-26c4 0 5-3 5-6l-1-42-2-39c0-3-2-6-4-6l-99-19c-6-20-14-39-24-55l50-98c1-2 1-6 0-8-1-1-1-1-1-2h-1l-47-47c-1-3-5-3-7-1l-84 65c-17-12-37-19-57-25l-27-105c-1-4-2-5-6-5zM323 233c63-3 115 51 118 120 2 70-48 127-111 130-62 2-115-53-117-122-3-68 47-126 110-128z">
            <text:p/>
          </draw:path>
        </draw:g>
        <draw:connector draw:style-name="gr38" draw:text-style-name="P18" draw:layer="layout" draw:line-skew="0.396cm" svg:x1="6.702cm" svg:y1="11.597cm" svg:x2="18.599cm" svg:y2="11.601cm" draw:start-shape="id6" draw:start-glue-point="2" svg:d="M6702 11597v897h11897v-893" svg:viewBox="0 0 11898 898">
          <text:p/>
        </draw:connector>
        <draw:polygon draw:style-name="gr39" draw:text-style-name="P40" draw:layer="layout" svg:width="0.299cm" svg:height="0.399cm" svg:x="4.571cm" svg:y="10.144cm" svg:viewBox="0 0 300 400" draw:points="0,400 0,0 300,0 300,400">
          <text:p/>
        </draw:polygon>
        <draw:polygon draw:style-name="gr40" draw:text-style-name="P41" draw:layer="layout" svg:width="0.299cm" svg:height="0.399cm" svg:x="4.871cm" svg:y="10.144cm" svg:viewBox="0 0 300 400" draw:points="0,400 0,0 300,0 300,400">
          <text:p/>
        </draw:polygon>
        <draw:polygon draw:style-name="gr40" draw:text-style-name="P41" draw:layer="layout" svg:width="0.299cm" svg:height="0.399cm" svg:x="4.271cm" svg:y="10.144cm" svg:viewBox="0 0 300 400" draw:points="0,400 0,0 300,0 300,400">
          <text:p/>
        </draw:polygon>
        <draw:polygon draw:style-name="gr40" draw:text-style-name="P41" draw:layer="layout" svg:width="0.299cm" svg:height="0.399cm" svg:x="3.971cm" svg:y="10.144cm" svg:viewBox="0 0 300 400" draw:points="0,400 0,0 300,0 300,400">
          <text:p/>
        </draw:polygon>
        <draw:polygon draw:style-name="gr40" draw:text-style-name="P41" draw:layer="layout" svg:width="0.299cm" svg:height="0.399cm" svg:x="3.671cm" svg:y="10.144cm" svg:viewBox="0 0 300 400" draw:points="0,400 0,0 300,0 300,400">
          <text:p/>
        </draw:polygon>
        <draw:polygon draw:style-name="gr40" draw:text-style-name="P41" draw:layer="layout" svg:width="0.299cm" svg:height="0.399cm" svg:x="4.571cm" svg:y="9.744cm" svg:viewBox="0 0 300 400" draw:points="0,400 0,0 300,0 300,400">
          <text:p/>
        </draw:polygon>
        <draw:polygon draw:style-name="gr39" draw:text-style-name="P40" draw:layer="layout" svg:width="0.299cm" svg:height="0.399cm" svg:x="4.871cm" svg:y="9.744cm" svg:viewBox="0 0 300 400" draw:points="0,400 0,0 300,0 300,400">
          <text:p/>
        </draw:polygon>
        <draw:polygon draw:style-name="gr40" draw:text-style-name="P41" draw:layer="layout" svg:width="0.299cm" svg:height="0.399cm" svg:x="4.271cm" svg:y="9.744cm" svg:viewBox="0 0 300 400" draw:points="0,400 0,0 300,0 300,400">
          <text:p/>
        </draw:polygon>
        <draw:polygon draw:style-name="gr39" draw:text-style-name="P40" draw:layer="layout" svg:width="0.299cm" svg:height="0.399cm" svg:x="3.971cm" svg:y="9.744cm" svg:viewBox="0 0 300 400" draw:points="0,400 0,0 300,0 300,400">
          <text:p/>
        </draw:polygon>
        <draw:polygon draw:style-name="gr40" draw:text-style-name="P41" draw:layer="layout" svg:width="0.299cm" svg:height="0.399cm" svg:x="3.671cm" svg:y="9.744cm" svg:viewBox="0 0 300 400" draw:points="0,400 0,0 300,0 300,400">
          <text:p/>
        </draw:polygon>
        <draw:polygon draw:style-name="gr40" draw:text-style-name="P41" draw:layer="layout" svg:width="0.299cm" svg:height="0.399cm" svg:x="5.171cm" svg:y="10.144cm" svg:viewBox="0 0 300 400" draw:points="0,400 0,0 300,0 300,400">
          <text:p/>
        </draw:polygon>
        <draw:polygon draw:style-name="gr39" draw:text-style-name="P40" draw:layer="layout" svg:width="0.299cm" svg:height="0.399cm" svg:x="5.171cm" svg:y="9.744cm" svg:viewBox="0 0 300 400" draw:points="0,400 0,0 300,0 300,400">
          <text:p/>
        </draw:polygon>
        <draw:polygon draw:style-name="gr40" draw:text-style-name="P41" draw:layer="layout" svg:width="0.299cm" svg:height="0.399cm" svg:x="4.571cm" svg:y="10.544cm" svg:viewBox="0 0 300 400" draw:points="0,400 0,0 300,0 300,400">
          <text:p/>
        </draw:polygon>
        <draw:polygon draw:style-name="gr40" draw:text-style-name="P41" draw:layer="layout" svg:width="0.299cm" svg:height="0.399cm" svg:x="4.871cm" svg:y="10.544cm" svg:viewBox="0 0 300 400" draw:points="0,400 0,0 300,0 300,400">
          <text:p/>
        </draw:polygon>
        <draw:polygon draw:style-name="gr40" draw:text-style-name="P41" draw:layer="layout" svg:width="0.299cm" svg:height="0.399cm" svg:x="4.271cm" svg:y="10.544cm" svg:viewBox="0 0 300 400" draw:points="0,400 0,0 300,0 300,400">
          <text:p/>
        </draw:polygon>
        <draw:polygon draw:style-name="gr39" draw:text-style-name="P40" draw:layer="layout" svg:width="0.299cm" svg:height="0.399cm" svg:x="3.971cm" svg:y="10.544cm" svg:viewBox="0 0 300 400" draw:points="0,400 0,0 300,0 300,400">
          <text:p/>
        </draw:polygon>
        <draw:polygon draw:style-name="gr39" draw:text-style-name="P40" draw:layer="layout" svg:width="0.299cm" svg:height="0.399cm" svg:x="5.171cm" svg:y="10.544cm" svg:viewBox="0 0 300 400" draw:points="0,400 0,0 300,0 300,400">
          <text:p/>
        </draw:polygon>
        <draw:path draw:style-name="gr40" draw:text-style-name="P41" draw:layer="layout" svg:width="0.294cm" svg:height="0.229cm" svg:x="3.676cm" svg:y="10.944cm" svg:viewBox="0 0 295 230" svg:d="M295 0v230c-165-58-275-140-295-230z">
          <text:p/>
        </draw:path>
        <draw:path draw:style-name="gr39" draw:text-style-name="P40" draw:layer="layout" svg:width="0.299cm" svg:height="0.3cm" svg:x="3.971cm" svg:y="10.944cm" svg:viewBox="0 0 300 301" svg:d="M0 0h300v301c-112-16-213-40-300-71z">
          <text:p/>
        </draw:path>
        <draw:path draw:style-name="gr40" draw:text-style-name="P41" draw:layer="layout" svg:width="0.299cm" svg:height="0.321cm" svg:x="4.271cm" svg:y="10.944cm" svg:viewBox="0 0 300 322" svg:d="M0 0h300v322c-105 0-206-7-300-21z">
          <text:p/>
        </draw:path>
        <draw:path draw:style-name="gr40" draw:text-style-name="P41" draw:layer="layout" svg:width="0.299cm" svg:height="0.321cm" svg:x="4.571cm" svg:y="10.944cm" svg:viewBox="0 0 300 322" svg:d="M0 0h300v302c-94 13-194 20-298 20-1 0-1 0-2 0z">
          <text:p/>
        </draw:path>
        <draw:path draw:style-name="gr39" draw:text-style-name="P40" draw:layer="layout" svg:width="0.299cm" svg:height="0.301cm" svg:x="4.871cm" svg:y="10.944cm" svg:viewBox="0 0 300 302" svg:d="M0 0h300v232c-87 30-189 54-300 70z">
          <text:p/>
        </draw:path>
        <draw:path draw:style-name="gr40" draw:text-style-name="P41" draw:layer="layout" svg:width="0.299cm" svg:height="0.231cm" svg:x="5.171cm" svg:y="10.944cm" svg:viewBox="0 0 300 232" svg:d="M0 0h300c-20 91-133 173-300 232z">
          <text:p/>
        </draw:path>
        <draw:path draw:style-name="gr39" draw:text-style-name="P40" draw:layer="layout" svg:width="0.297cm" svg:height="0.399cm" svg:x="3.673cm" svg:y="10.544cm" svg:viewBox="0 0 298 400" svg:d="M298 0v400h-295c-2-10-3-19-3-29v-371z">
          <text:p/>
        </draw:path>
        <draw:custom-shape draw:style-name="gr41" draw:text-style-name="P16" draw:layer="layout" svg:width="1.8cm" svg:height="0.7cm" svg:x="3.672cm" svg:y="9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0" draw:text-style-name="P41" draw:layer="layout" svg:width="0.299cm" svg:height="0.399cm" svg:x="6.671cm" svg:y="10.144cm" svg:viewBox="0 0 300 400" draw:points="0,400 0,0 300,0 300,400">
          <text:p/>
        </draw:polygon>
        <draw:polygon draw:style-name="gr39" draw:text-style-name="P40" draw:layer="layout" svg:width="0.299cm" svg:height="0.399cm" svg:x="6.971cm" svg:y="10.144cm" svg:viewBox="0 0 300 400" draw:points="0,400 0,0 300,0 300,400">
          <text:p/>
        </draw:polygon>
        <draw:polygon draw:style-name="gr40" draw:text-style-name="P41" draw:layer="layout" svg:width="0.299cm" svg:height="0.399cm" svg:x="6.371cm" svg:y="10.144cm" svg:viewBox="0 0 300 400" draw:points="0,400 0,0 300,0 300,400">
          <text:p/>
        </draw:polygon>
        <draw:polygon draw:style-name="gr40" draw:text-style-name="P41" draw:layer="layout" svg:width="0.299cm" svg:height="0.399cm" svg:x="6.071cm" svg:y="10.144cm" svg:viewBox="0 0 300 400" draw:points="0,400 0,0 300,0 300,400">
          <text:p/>
        </draw:polygon>
        <draw:polygon draw:style-name="gr40" draw:text-style-name="P41" draw:layer="layout" svg:width="0.299cm" svg:height="0.399cm" svg:x="5.771cm" svg:y="10.144cm" svg:viewBox="0 0 300 400" draw:points="0,400 0,0 300,0 300,400">
          <text:p/>
        </draw:polygon>
        <draw:polygon draw:style-name="gr40" draw:text-style-name="P41" draw:layer="layout" svg:width="0.299cm" svg:height="0.399cm" svg:x="6.671cm" svg:y="9.744cm" svg:viewBox="0 0 300 400" draw:points="0,400 0,0 300,0 300,400">
          <text:p/>
        </draw:polygon>
        <draw:polygon draw:style-name="gr40" draw:text-style-name="P41" draw:layer="layout" svg:width="0.299cm" svg:height="0.399cm" svg:x="6.971cm" svg:y="9.744cm" svg:viewBox="0 0 300 400" draw:points="0,400 0,0 300,0 300,400">
          <text:p/>
        </draw:polygon>
        <draw:polygon draw:style-name="gr40" draw:text-style-name="P41" draw:layer="layout" svg:width="0.299cm" svg:height="0.399cm" svg:x="6.371cm" svg:y="9.744cm" svg:viewBox="0 0 300 400" draw:points="0,400 0,0 300,0 300,400">
          <text:p/>
        </draw:polygon>
        <draw:polygon draw:style-name="gr39" draw:text-style-name="P40" draw:layer="layout" svg:width="0.299cm" svg:height="0.399cm" svg:x="6.071cm" svg:y="9.744cm" svg:viewBox="0 0 300 400" draw:points="0,400 0,0 300,0 300,400">
          <text:p/>
        </draw:polygon>
        <draw:polygon draw:style-name="gr40" draw:text-style-name="P41" draw:layer="layout" svg:width="0.299cm" svg:height="0.399cm" svg:x="5.771cm" svg:y="9.744cm" svg:viewBox="0 0 300 400" draw:points="0,400 0,0 300,0 300,400">
          <text:p/>
        </draw:polygon>
        <draw:polygon draw:style-name="gr40" draw:text-style-name="P41" draw:layer="layout" svg:width="0.299cm" svg:height="0.399cm" svg:x="7.271cm" svg:y="10.144cm" svg:viewBox="0 0 300 400" draw:points="0,400 0,0 300,0 300,400">
          <text:p/>
        </draw:polygon>
        <draw:polygon draw:style-name="gr40" draw:text-style-name="P41" draw:layer="layout" svg:width="0.299cm" svg:height="0.399cm" svg:x="7.271cm" svg:y="9.744cm" svg:viewBox="0 0 300 400" draw:points="0,400 0,0 300,0 300,400">
          <text:p/>
        </draw:polygon>
        <draw:polygon draw:style-name="gr40" draw:text-style-name="P41" draw:layer="layout" svg:width="0.299cm" svg:height="0.399cm" svg:x="6.671cm" svg:y="10.544cm" svg:viewBox="0 0 300 400" draw:points="0,400 0,0 300,0 300,400">
          <text:p/>
        </draw:polygon>
        <draw:polygon draw:style-name="gr40" draw:text-style-name="P41" draw:layer="layout" svg:width="0.299cm" svg:height="0.399cm" svg:x="6.971cm" svg:y="10.544cm" svg:viewBox="0 0 300 400" draw:points="0,400 0,0 300,0 300,400">
          <text:p/>
        </draw:polygon>
        <draw:polygon draw:style-name="gr39" draw:text-style-name="P40" draw:layer="layout" svg:width="0.299cm" svg:height="0.399cm" svg:x="6.371cm" svg:y="10.544cm" svg:viewBox="0 0 300 400" draw:points="0,400 0,0 300,0 300,400">
          <text:p/>
        </draw:polygon>
        <draw:polygon draw:style-name="gr40" draw:text-style-name="P41" draw:layer="layout" svg:width="0.299cm" svg:height="0.399cm" svg:x="6.071cm" svg:y="10.544cm" svg:viewBox="0 0 300 400" draw:points="0,400 0,0 300,0 300,400">
          <text:p/>
        </draw:polygon>
        <draw:polygon draw:style-name="gr40" draw:text-style-name="P41" draw:layer="layout" svg:width="0.299cm" svg:height="0.399cm" svg:x="7.271cm" svg:y="10.544cm" svg:viewBox="0 0 300 400" draw:points="0,400 0,0 300,0 300,400">
          <text:p/>
        </draw:polygon>
        <draw:path draw:style-name="gr40" draw:text-style-name="P41" draw:layer="layout" svg:width="0.294cm" svg:height="0.229cm" svg:x="5.776cm" svg:y="10.944cm" svg:viewBox="0 0 295 230" svg:d="M295 0v230c-165-58-275-140-295-230z">
          <text:p/>
        </draw:path>
        <draw:path draw:style-name="gr40" draw:text-style-name="P41" draw:layer="layout" svg:width="0.299cm" svg:height="0.3cm" svg:x="6.071cm" svg:y="10.944cm" svg:viewBox="0 0 300 301" svg:d="M0 0h300v301c-112-16-213-40-300-71z">
          <text:p/>
        </draw:path>
        <draw:path draw:style-name="gr40" draw:text-style-name="P41" draw:layer="layout" svg:width="0.299cm" svg:height="0.321cm" svg:x="6.371cm" svg:y="10.944cm" svg:viewBox="0 0 300 322" svg:d="M0 0h300v322c-105 0-206-7-300-21z">
          <text:p/>
        </draw:path>
        <draw:path draw:style-name="gr40" draw:text-style-name="P41" draw:layer="layout" svg:width="0.299cm" svg:height="0.321cm" svg:x="6.671cm" svg:y="10.944cm" svg:viewBox="0 0 300 322" svg:d="M0 0h300v302c-94 13-194 20-298 20-1 0-1 0-2 0z">
          <text:p/>
        </draw:path>
        <draw:path draw:style-name="gr40" draw:text-style-name="P41" draw:layer="layout" svg:width="0.299cm" svg:height="0.301cm" svg:x="6.971cm" svg:y="10.944cm" svg:viewBox="0 0 300 302" svg:d="M0 0h300v232c-87 30-189 54-300 70z">
          <text:p/>
        </draw:path>
        <draw:path draw:style-name="gr39" draw:text-style-name="P40" draw:layer="layout" svg:width="0.299cm" svg:height="0.231cm" svg:x="7.271cm" svg:y="10.944cm" svg:viewBox="0 0 300 232" svg:d="M0 0h300c-20 91-133 173-300 232z">
          <text:p/>
        </draw:path>
        <draw:path draw:style-name="gr39" draw:text-style-name="P40" draw:layer="layout" svg:width="0.297cm" svg:height="0.399cm" svg:x="5.773cm" svg:y="10.544cm" svg:viewBox="0 0 298 400" svg:d="M298 0v400h-295c-2-10-3-19-3-29v-371z">
          <text:p/>
        </draw:path>
        <draw:polygon draw:style-name="gr40" draw:text-style-name="P41" draw:layer="layout" svg:width="0.299cm" svg:height="0.399cm" svg:x="8.771cm" svg:y="10.144cm" svg:viewBox="0 0 300 400" draw:points="0,400 0,0 300,0 300,400">
          <text:p/>
        </draw:polygon>
        <draw:polygon draw:style-name="gr40" draw:text-style-name="P41" draw:layer="layout" svg:width="0.299cm" svg:height="0.399cm" svg:x="9.071cm" svg:y="10.144cm" svg:viewBox="0 0 300 400" draw:points="0,400 0,0 300,0 300,400">
          <text:p/>
        </draw:polygon>
        <draw:polygon draw:style-name="gr39" draw:text-style-name="P40" draw:layer="layout" svg:width="0.299cm" svg:height="0.399cm" svg:x="8.471cm" svg:y="10.144cm" svg:viewBox="0 0 300 400" draw:points="0,400 0,0 300,0 300,400">
          <text:p/>
        </draw:polygon>
        <draw:polygon draw:style-name="gr40" draw:text-style-name="P41" draw:layer="layout" svg:width="0.299cm" svg:height="0.399cm" svg:x="8.171cm" svg:y="10.144cm" svg:viewBox="0 0 300 400" draw:points="0,400 0,0 300,0 300,400">
          <text:p/>
        </draw:polygon>
        <draw:polygon draw:style-name="gr40" draw:text-style-name="P41" draw:layer="layout" svg:width="0.299cm" svg:height="0.399cm" svg:x="7.871cm" svg:y="10.144cm" svg:viewBox="0 0 300 400" draw:points="0,400 0,0 300,0 300,400">
          <text:p/>
        </draw:polygon>
        <draw:polygon draw:style-name="gr40" draw:text-style-name="P41" draw:layer="layout" svg:width="0.299cm" svg:height="0.399cm" svg:x="8.771cm" svg:y="9.744cm" svg:viewBox="0 0 300 400" draw:points="0,400 0,0 300,0 300,400">
          <text:p/>
        </draw:polygon>
        <draw:polygon draw:style-name="gr39" draw:text-style-name="P40" draw:layer="layout" svg:width="0.299cm" svg:height="0.399cm" svg:x="9.071cm" svg:y="9.744cm" svg:viewBox="0 0 300 400" draw:points="0,400 0,0 300,0 300,400">
          <text:p/>
        </draw:polygon>
        <draw:polygon draw:style-name="gr40" draw:text-style-name="P41" draw:layer="layout" svg:width="0.299cm" svg:height="0.399cm" svg:x="8.471cm" svg:y="9.744cm" svg:viewBox="0 0 300 400" draw:points="0,400 0,0 300,0 300,400">
          <text:p/>
        </draw:polygon>
        <draw:polygon draw:style-name="gr40" draw:text-style-name="P41" draw:layer="layout" svg:width="0.299cm" svg:height="0.399cm" svg:x="8.171cm" svg:y="9.744cm" svg:viewBox="0 0 300 400" draw:points="0,400 0,0 300,0 300,400">
          <text:p/>
        </draw:polygon>
        <draw:polygon draw:style-name="gr39" draw:text-style-name="P40" draw:layer="layout" svg:width="0.299cm" svg:height="0.399cm" svg:x="7.871cm" svg:y="9.744cm" svg:viewBox="0 0 300 400" draw:points="0,400 0,0 300,0 300,400">
          <text:p/>
        </draw:polygon>
        <draw:polygon draw:style-name="gr40" draw:text-style-name="P41" draw:layer="layout" svg:width="0.299cm" svg:height="0.399cm" svg:x="9.371cm" svg:y="10.144cm" svg:viewBox="0 0 300 400" draw:points="0,400 0,0 300,0 300,400">
          <text:p/>
        </draw:polygon>
        <draw:polygon draw:style-name="gr40" draw:text-style-name="P41" draw:layer="layout" svg:width="0.299cm" svg:height="0.399cm" svg:x="9.371cm" svg:y="9.744cm" svg:viewBox="0 0 300 400" draw:points="0,400 0,0 300,0 300,400">
          <text:p/>
        </draw:polygon>
        <draw:polygon draw:style-name="gr39" draw:text-style-name="P40" draw:layer="layout" svg:width="0.299cm" svg:height="0.399cm" svg:x="8.771cm" svg:y="10.544cm" svg:viewBox="0 0 300 400" draw:points="0,400 0,0 300,0 300,400">
          <text:p/>
        </draw:polygon>
        <draw:polygon draw:style-name="gr39" draw:text-style-name="P40" draw:layer="layout" svg:width="0.299cm" svg:height="0.399cm" svg:x="9.071cm" svg:y="10.544cm" svg:viewBox="0 0 300 400" draw:points="0,400 0,0 300,0 300,400">
          <text:p/>
        </draw:polygon>
        <draw:polygon draw:style-name="gr40" draw:text-style-name="P41" draw:layer="layout" svg:width="0.299cm" svg:height="0.399cm" svg:x="8.471cm" svg:y="10.544cm" svg:viewBox="0 0 300 400" draw:points="0,400 0,0 300,0 300,400">
          <text:p/>
        </draw:polygon>
        <draw:polygon draw:style-name="gr40" draw:text-style-name="P41" draw:layer="layout" svg:width="0.299cm" svg:height="0.399cm" svg:x="8.171cm" svg:y="10.544cm" svg:viewBox="0 0 300 400" draw:points="0,400 0,0 300,0 300,400">
          <text:p/>
        </draw:polygon>
        <draw:polygon draw:style-name="gr40" draw:text-style-name="P41" draw:layer="layout" svg:width="0.299cm" svg:height="0.399cm" svg:x="9.371cm" svg:y="10.544cm" svg:viewBox="0 0 300 400" draw:points="0,400 0,0 300,0 300,400">
          <text:p/>
        </draw:polygon>
        <draw:path draw:style-name="gr40" draw:text-style-name="P41" draw:layer="layout" svg:width="0.294cm" svg:height="0.229cm" svg:x="7.876cm" svg:y="10.944cm" svg:viewBox="0 0 295 230" svg:d="M295 0v230c-165-58-275-140-295-230z">
          <text:p/>
        </draw:path>
        <draw:path draw:style-name="gr39" draw:text-style-name="P40" draw:layer="layout" svg:width="0.299cm" svg:height="0.3cm" svg:x="8.171cm" svg:y="10.944cm" svg:viewBox="0 0 300 301" svg:d="M0 0h300v301c-112-16-213-40-300-71z">
          <text:p/>
        </draw:path>
        <draw:path draw:style-name="gr39" draw:text-style-name="P40" draw:layer="layout" svg:width="0.299cm" svg:height="0.321cm" svg:x="8.471cm" svg:y="10.944cm" svg:viewBox="0 0 300 322" svg:d="M0 0h300v322c-105 0-206-7-300-21z">
          <text:p/>
        </draw:path>
        <draw:path draw:style-name="gr40" draw:text-style-name="P41" draw:layer="layout" svg:width="0.299cm" svg:height="0.321cm" svg:x="8.771cm" svg:y="10.944cm" svg:viewBox="0 0 300 322" svg:d="M0 0h300v302c-94 13-194 20-298 20-1 0-1 0-2 0z">
          <text:p/>
        </draw:path>
        <draw:path draw:style-name="gr40" draw:text-style-name="P41" draw:layer="layout" svg:width="0.299cm" svg:height="0.301cm" svg:x="9.071cm" svg:y="10.944cm" svg:viewBox="0 0 300 302" svg:d="M0 0h300v232c-87 30-189 54-300 70z">
          <text:p/>
        </draw:path>
        <draw:path draw:style-name="gr39" draw:text-style-name="P40" draw:layer="layout" svg:width="0.299cm" svg:height="0.231cm" svg:x="9.371cm" svg:y="10.944cm" svg:viewBox="0 0 300 232" svg:d="M0 0h300c-20 91-133 173-300 232z">
          <text:p/>
        </draw:path>
        <draw:path draw:style-name="gr40" draw:text-style-name="P41" draw:layer="layout" svg:width="0.297cm" svg:height="0.399cm" svg:x="7.873cm" svg:y="10.544cm" svg:viewBox="0 0 298 400" svg:d="M298 0v400h-295c-2-10-3-19-3-29v-371z">
          <text:p/>
        </draw:path>
        <draw:custom-shape draw:style-name="gr41" draw:text-style-name="P16" draw:layer="layout" svg:width="1.8cm" svg:height="0.7cm" svg:x="5.771cm" svg:y="9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1.8cm" svg:height="0.7cm" svg:x="7.872cm" svg:y="9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28" draw:layer="layout" svg:width="3.8cm" svg:height="3.8cm" svg:x="16.699cm" svg:y="7.801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35" draw:text-style-name="P38" draw:layer="layout" svg:width="2.694cm" svg:height="0.962cm" svg:x="17.199cm" svg:y="8.27cm">
            <draw:text-box>
              <text:p text:style-name="P25">PAGE</text:p>
            </draw:text-box>
          </draw:frame>
          <draw:custom-shape draw:style-name="gr37" draw:text-style-name="P39" draw:layer="layout" svg:width="1.3cm" svg:height="1.1cm" svg:x="17.965cm" svg:y="9.57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olygon draw:style-name="gr42" draw:text-style-name="P42" draw:layer="layout" svg:width="0.543cm" svg:height="0.543cm" draw:transform="rotate (0.868475835792378) translate (16.8311080315212cm 8.35597546364413cm)" svg:viewBox="0 0 544 544" draw:points="0,544 0,0 544,0 544,544">
            <text:p/>
          </draw:polygon>
          <draw:polygon draw:style-name="gr42" draw:text-style-name="P42" draw:layer="layout" svg:width="0.543cm" svg:height="0.543cm" draw:transform="rotate (0.868475835792378) translate (18.0661831473785cm 6.90426941275437cm)" svg:viewBox="0 0 544 544" draw:points="0,544 0,0 544,0 544,544">
            <text:p/>
          </draw:polygon>
          <draw:polygon draw:style-name="gr42" draw:text-style-name="P42" draw:layer="layout" svg:width="0.543cm" svg:height="0.543cm" draw:transform="rotate (0.868475835792378) translate (19.5069577696421cm 5.51135718011324cm)" svg:viewBox="0 0 544 544" draw:points="0,544 0,0 544,0 544,544">
            <text:p/>
          </draw:polygon>
          <draw:polyline draw:style-name="gr43" draw:text-style-name="P18" draw:layer="layout" svg:width="1.993cm" svg:height="0.774cm" draw:transform="rotate (0.868475835792378) translate (17.802969128126cm 6.32519482337151cm)" svg:viewBox="0 0 1994 775" draw:points="1994,775 1988,680 1972,591 1945,510 1908,434 1863,365 1810,302 1749,246 1682,195 1610,151 1532,112 1363,53 1183,15 997,0 811,6 631,32 462,78 312,142 245,181 184,225 131,273 86,325 49,382 22,442 6,507 0,575">
            <text:p/>
          </draw:polyline>
          <draw:polyline draw:style-name="gr43" draw:text-style-name="P18" draw:layer="layout" svg:width="1.905cm" svg:height="0.567cm" draw:transform="rotate (0.868475835792378) translate (16.577340409466cm 7.78489500992377cm)" svg:viewBox="0 0 1906 568" draw:points="1906,568 1901,499 1885,435 1859,375 1824,319 1781,268 1730,222 1672,180 1608,142 1464,80 1303,36 1131,9 953,0 775,9 603,35 442,79 298,141 234,178 176,220 125,266 82,316 47,371 21,431 5,495 0,563">
            <text:p/>
          </draw:polyline>
        </draw:g>
        <draw:g>
          <draw:custom-shape draw:style-name="gr44" draw:text-style-name="P43" draw:layer="layout" svg:width="1.411cm" svg:height="1.339cm" svg:x="15.154cm" svg:y="3.882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44" draw:layer="layout" svg:x1="15.38cm" svg:y1="4.998cm" svg:x2="14.263cm" svg:y2="5.946cm">
            <text:p/>
          </draw:line>
          <draw:ellipse draw:style-name="gr46" draw:text-style-name="P45" draw:layer="layout" svg:width="1.136cm" svg:height="1.041cm" svg:x="15.261cm" svg:y="4.02cm" draw:kind="arc" draw:start-angle="359.9" draw:end-angle="61.72">
            <text:p/>
          </draw:ellipse>
          <draw:line draw:style-name="gr47" draw:text-style-name="P44" draw:layer="layout" svg:x1="15.066cm" svg:y1="5.258cm" svg:x2="14.263cm" svg:y2="5.947cm">
            <text:p/>
          </draw:line>
        </draw:g>
        <draw:custom-shape draw:style-name="gr48" draw:text-style-name="P19" draw:layer="layout" svg:width="1.5cm" svg:height="4.8cm" svg:x="10.003cm" svg:y="6.797cm">
          <text:p text:style-name="P18"><text:span text:style-name="T15">агент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46" draw:layer="layout" svg:width="16.799cm" svg:height="13.364cm" svg:x="2.1cm" svg:y="14.107cm" presentation:class="notes" presentation:user-transformed="true">
            <draw:text-box>
              <text:p text:style-name="P37"><text:span text:style-name="T26">При наличии архива WAL для создания инкрементальных копий можно использовать еще один режим инкрементального резервного копирования pg_probackup — страничное копирование (PAGE).</text:span></text:p>
              <text:p text:style-name="P37"><text:span text:style-name="T26">При копировании PAGE pg_probackup сканирует все записи WAL</text:span><text:span text:style-name="T26"><text:line-break/></text:span><text:span text:style-name="T26">в архиве, начиная с момента создания предыдущей полной или инкрементальной копии, и определяет по ним список изменившихся страниц. При этом необходимо, чтобы в архиве присутствовали все файлы WAL, сгенерированные после предыдущей копии.</text:span></text:p>
              <text:p text:style-name="P37"><text:span text:style-name="T26">Режим PAGE особенно эффективен, когда в базах данных происходит немного изменений. Если же размер журнальных файлов сравним</text:span><text:span text:style-name="T26"><text:line-break/></text:span><text:span text:style-name="T26">с общим размером файлов базы данных, ускорение будет незначительным, хотя размер копии все равно будет меньше.</text:span></text:p>
            </draw:text-box>
          </draw:frame>
        </presentation:notes>
      </draw:page>
      <draw:page draw:name="page8" draw:style-name="dp1" draw:master-page-name="master" presentation:presentation-page-layout-name="AL2T14">
        <office:forms form:automatic-focus="false" form:apply-design-mode="false"/>
        <draw:custom-shape draw:style-name="gr28" draw:text-style-name="P33" draw:layer="layout" svg:width="7.318cm" svg:height="5.585cm" svg:x="15.488cm" svg:y="3.516cm">
          <text:p text:style-name="P18"><text:span text:style-name="T15">WAL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6" draw:text-style-name="P8" draw:layer="layout" svg:width="19.8cm" svg:height="1.737cm" svg:x="1.2cm" svg:y="0.737cm" presentation:class="title" presentation:user-transformed="true">
          <draw:text-box>
            <text:p><text:span text:style-name="T11">Восстановление</text:span></text:p>
          </draw:text-box>
        </draw:frame>
        <draw:frame presentation:style-name="pr7" draw:text-style-name="P13" draw:layer="layout" svg:width="25.6cm" svg:height="5.575cm" svg:x="1.176cm" svg:y="14.253cm" presentation:class="outline" presentation:user-transformed="true">
          <draw:text-box>
            <text:list text:style-name="L4">
              <text:list-item>
                <text:p text:style-name="P37"><text:span text:style-name="T21">--remote-host — сервер с копируемым экземпляром</text:span></text:p>
              </text:list-item>
              <text:list-item>
                <text:p text:style-name="P37"><text:span text:style-name="T21">--remote-user — владелец экземпляра (postgres)</text:span></text:p>
              </text:list-item>
              <text:list-item>
                <text:p text:style-name="P35"><text:span text:style-name="T21">--remote-port — порт SSH на сервере с копируемым экземпляром</text:span></text:p>
              </text:list-item>
              <text:list-item>
                <text:p text:style-name="P35"><text:span text:style-name="T21">--archive-host — сервер резервного копирования</text:span></text:p>
              </text:list-item>
              <text:list-item>
                <text:p text:style-name="P35"><text:span text:style-name="T21">--archive-user — владелец каталога резервных копий</text:span>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g>
          <draw:custom-shape draw:style-name="gr34" draw:text-style-name="P28" draw:layer="layout" svg:width="6.6cm" svg:height="3.8cm" svg:x="18.901cm" svg:y="5.102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g>
            <draw:custom-shape draw:style-name="gr31" draw:text-style-name="P16" draw:layer="layout" svg:width="1.8cm" svg:height="1.892cm" svg:x="19.205cm" svg:y="6.669cm">
              <text:p/>
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16" draw:layer="layout" svg:width="1.8cm" svg:height="1.892cm" svg:x="21.302cm" svg:y="6.669cm">
              <text:p/>
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16" draw:layer="layout" svg:width="1.8cm" svg:height="1.892cm" svg:x="23.397cm" svg:y="6.669cm">
              <text:p/>
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frame draw:style-name="gr35" draw:text-style-name="P38" draw:layer="layout" svg:width="2.694cm" svg:height="0.962cm" svg:x="20.902cm" svg:y="5.407cm">
            <draw:text-box>
              <text:p text:style-name="P25">FULL</text:p>
            </draw:text-box>
          </draw:frame>
        </draw:g>
        <draw:g>
          <draw:custom-shape draw:style-name="gr36" draw:text-style-name="P28" draw:layer="layout" svg:width="3.8cm" svg:height="3.8cm" svg:x="17.901cm" svg:y="6.402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35" draw:text-style-name="P38" draw:layer="layout" svg:width="2.694cm" svg:height="0.962cm" svg:x="18.401cm" svg:y="6.871cm">
            <draw:text-box>
              <text:p text:style-name="P25">PAGE</text:p>
            </draw:text-box>
          </draw:frame>
          <draw:custom-shape draw:style-name="gr37" draw:text-style-name="P39" draw:layer="layout" svg:width="1.3cm" svg:height="1.1cm" svg:x="19.167cm" svg:y="8.17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6" draw:text-style-name="P24" draw:layer="layout" svg:width="11.598cm" svg:height="0.806cm" svg:x="6.892cm" svg:y="12.584cm">
          <draw:text-box>
            <text:p text:style-name="P12"><text:span text:style-name="T15">pg_probackup restore</text:span></text:p>
          </draw:text-box>
        </draw:frame>
        <draw:custom-shape draw:style-name="gr30" draw:text-style-name="P15" xml:id="id7" draw:id="id7" draw:layer="layout" svg:width="6.6cm" svg:height="4.8cm" svg:x="3.403cm" svg:y="6.797cm">
          <text:p text:style-name="P14"><text:span text:style-name="T13"><text:s/></text:span></text:p>
          <text:p text:style-name="P14"><text:span text:style-name="T14"/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8cm" svg:height="1.892cm" svg:x="3.673cm" svg:y="9.3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6" draw:layer="layout" svg:width="1.8cm" svg:height="1.892cm" svg:x="5.77cm" svg:y="9.3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6" draw:layer="layout" svg:width="1.8cm" svg:height="1.892cm" svg:x="7.865cm" svg:y="9.3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path draw:style-name="gr7" draw:text-style-name="P17" draw:layer="layout" svg:width="0.982cm" svg:height="1.072cm" svg:x="6.003cm" svg:y="7.783cm" svg:viewBox="0 0 983 1073" svg:d="M246 49c-4 2-6 6-5 12l28 165c-25 21-46 45-64 71l-156-25c-4-1-8 2-10 6l-39 101c-1 4 0 10 4 13l129 95c-4 36-2 73 3 109l-123 98c-4 2-6 9-4 12l17 44 16 44c2 4 6 6 11 5l150-26c20 29 43 57 69 79l-29 167c-1 5 1 10 6 12l93 42c3 1 9 0 10-4l93-139c31 4 62 4 93 0l86 139c2 4 7 5 11 4l93-43c4-2 6-6 5-11l-23-168c26-21 48-46 66-74l157 32c3 1 8-1 9-7h1l37-101 1-1c0 0 0-1 0-2 1-4 0-7-3-9l-129-104c4-32 5-63 2-95l129-96c3-2 4-8 2-13l-21-57-23-57c-2-5-5-8-10-7l-153 32c-18-25-39-47-63-64l24-175c0-4 0-7-4-10 0 0-1 0-1-1h-1l-92-41h-1c-4-2-9 0-11 4l-89 144c-31-6-63-6-95-1l-93-137c-2-4-7-6-11-4zM425 358c90-41 194 5 231 104 38 100-5 213-95 254s-194-6-232-105c-37-98 5-212 96-253z">
            <text:p/>
          </draw:path>
          <draw:path draw:style-name="gr8" draw:text-style-name="P17" draw:layer="layout" svg:width="0.653cm" svg:height="0.715cm" svg:x="6.749cm" svg:y="7.293cm" svg:viewBox="0 0 654 716" svg:d="M280 2c-3 0-6 3-6 6l-17 106c-19 7-37 16-54 27l-89-54c-2-1-5-1-7 1l-44 52c-1 2-2 6-1 8l59 90c-10 20-17 43-21 66l-96 28c-2 1-4 4-4 7l1 30v31c1 3 3 6 6 6l96 22c6 22 14 45 25 64l-52 94c-2 2-1 6 1 8l47 49c2 2 5 2 8 0l84-61c18 10 36 18 56 23l23 106c0 3 3 5 6 5l65-2c3-1 4-2 5-5l21-108c20-7 38-16 55-28l88 58c3 2 5 2 7 0h1l43-53h1c0-1 0-1 0-1 1-2 1-5 0-7l-56-94c9-18 16-37 21-57l97-26c4 0 5-3 5-6l-1-42-2-39c0-3-2-6-4-6l-99-19c-6-20-14-39-24-55l50-98c1-2 1-6 0-8-1-1-1-1-1-2h-1l-47-47c-1-3-5-3-7-1l-84 65c-17-12-37-19-57-25l-27-105c-1-4-2-5-6-5zM323 233c63-3 115 51 118 120 2 70-48 127-111 130-62 2-115-53-117-122-3-68 47-126 110-128z">
            <text:p/>
          </draw:path>
        </draw:g>
        <draw:connector draw:style-name="gr49" draw:text-style-name="P18" draw:layer="layout" draw:line-skew="0.396cm" svg:x1="6.703cm" svg:y1="11.597cm" svg:x2="18.6cm" svg:y2="11.601cm" draw:start-shape="id7" draw:start-glue-point="2" draw:end-shape="id8" draw:end-glue-point="6" svg:d="M6703 11597v902h11897v-898" svg:viewBox="0 0 11898 903">
          <text:p/>
        </draw:connector>
        <draw:g>
          <draw:custom-shape draw:style-name="gr36" draw:text-style-name="P28" xml:id="id8" draw:id="id8" draw:layer="layout" svg:width="3.8cm" svg:height="3.8cm" svg:x="16.7cm" svg:y="7.801cm">
            <text:p text:style-name="P25"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35" draw:text-style-name="P38" draw:layer="layout" svg:width="2.694cm" svg:height="0.962cm" svg:x="17.2cm" svg:y="8.27cm">
            <draw:text-box>
              <text:p text:style-name="P25">PAGE</text:p>
            </draw:text-box>
          </draw:frame>
          <draw:custom-shape draw:style-name="gr37" draw:text-style-name="P39" draw:layer="layout" svg:width="1.3cm" svg:height="1.1cm" svg:x="17.966cm" svg:y="9.57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olygon draw:style-name="gr42" draw:text-style-name="P42" draw:layer="layout" svg:width="0.543cm" svg:height="0.543cm" draw:transform="rotate (0.868475835792378) translate (16.8321080315212cm 8.35597546364413cm)" svg:viewBox="0 0 544 544" draw:points="0,544 0,0 544,0 544,544">
            <text:p/>
          </draw:polygon>
          <draw:polygon draw:style-name="gr42" draw:text-style-name="P42" draw:layer="layout" svg:width="0.543cm" svg:height="0.543cm" draw:transform="rotate (0.868475835792378) translate (18.0671831473785cm 6.90426941275438cm)" svg:viewBox="0 0 544 544" draw:points="0,544 0,0 544,0 544,544">
            <text:p/>
          </draw:polygon>
          <draw:polygon draw:style-name="gr42" draw:text-style-name="P42" draw:layer="layout" svg:width="0.543cm" svg:height="0.543cm" draw:transform="rotate (0.868475835792378) translate (19.5079577696421cm 5.51135718011324cm)" svg:viewBox="0 0 544 544" draw:points="0,544 0,0 544,0 544,544">
            <text:p/>
          </draw:polygon>
          <draw:polyline draw:style-name="gr43" draw:text-style-name="P18" draw:layer="layout" svg:width="1.993cm" svg:height="0.774cm" draw:transform="rotate (0.868475835792378) translate (17.803969128126cm 6.32519482337151cm)" svg:viewBox="0 0 1994 775" draw:points="1994,775 1988,680 1972,591 1945,510 1908,434 1863,365 1810,302 1749,246 1682,195 1610,151 1532,112 1363,53 1183,15 997,0 811,6 631,32 462,78 312,142 245,181 184,225 131,273 86,325 49,382 22,442 6,507 0,575">
            <text:p/>
          </draw:polyline>
          <draw:polyline draw:style-name="gr43" draw:text-style-name="P18" draw:layer="layout" svg:width="1.905cm" svg:height="0.567cm" draw:transform="rotate (0.868475835792378) translate (16.578340409466cm 7.78489500992377cm)" svg:viewBox="0 0 1906 568" draw:points="1906,568 1901,499 1885,435 1859,375 1824,319 1781,268 1730,222 1672,180 1608,142 1464,80 1303,36 1131,9 953,0 775,9 603,35 442,79 298,141 234,178 176,220 125,266 82,316 47,371 21,431 5,495 0,563">
            <text:p/>
          </draw:polyline>
        </draw:g>
        <draw:custom-shape draw:style-name="gr48" draw:text-style-name="P19" draw:layer="layout" svg:width="1.5cm" svg:height="4.8cm" svg:x="10.003cm" svg:y="6.797cm">
          <text:p text:style-name="P18"><text:span text:style-name="T15">агент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30" draw:layer="layout" svg:width="16.799cm" svg:height="13.364cm" svg:x="2.1cm" svg:y="14.107cm" presentation:class="notes" presentation:user-transformed="true">
            <draw:text-box>
              <text:p text:style-name="P29"><text:span text:style-name="T16">Для восстановления при удаленной работе утилита pg_probackup запускается на сервере резервного копирования и взаимодействует</text:span><text:span text:style-name="T16"><text:line-break/></text:span><text:span text:style-name="T16">с агентом через SSH.</text:span></text:p>
              <text:p text:style-name="P29"><text:span text:style-name="T16">При удаленном восстановлении команда pg_probackup restore использует ключи:</text:span></text:p>
              <text:list text:style-name="L1">
                <text:list-item>
                  <text:p text:style-name="P29"><text:span text:style-name="T16">--remote-host — сервер с копируемым экземпляром;</text:span></text:p>
                </text:list-item>
                <text:list-item>
                  <text:p text:style-name="P29"><text:span text:style-name="T16">--remote-user — владелец экземпляра (postgres);</text:span></text:p>
                </text:list-item>
                <text:list-item>
                  <text:p text:style-name="P29"><text:span text:style-name="T16">--remote-port — порт SSH на сервере с копируемым экземпляром;</text:span></text:p>
                </text:list-item>
                <text:list-item>
                  <text:p text:style-name="P29"><text:span text:style-name="T16">--archive-host — сервер резервного копирования;</text:span></text:p>
                </text:list-item>
                <text:list-item>
                  <text:p text:style-name="P29"><text:span text:style-name="T16">--archive-user — владелец каталога резервных копий.</text:span></text:p>
                </text:list-item>
              </text:list>
              <text:p text:style-name="P29"><text:span text:style-name="T16">Обратите внимание, что ключ --remote_port задает порт для SSH-соединения (по умолчанию 22), а не порт для соединения</text:span><text:span text:style-name="T16"><text:line-break/></text:span><text:span text:style-name="T16">с экземпляром Postgres (по умолчанию 5432).</text:span></text:p>
              <text:p text:style-name="P29"><text:span text:style-name="T16"/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7" draw:text-style-name="P3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0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2T14">
        <office:forms form:automatic-focus="false" form:apply-design-mode="false"/>
        <draw:frame presentation:style-name="pr6" draw:text-style-name="P8" draw:layer="layout" svg:width="19.8cm" svg:height="1.737cm" svg:x="1.2cm" svg:y="0.737cm" presentation:class="title" presentation:user-transformed="true">
          <draw:text-box>
            <text:p><text:span text:style-name="T11">Частичное восстановление</text:span></text:p>
          </draw:text-box>
        </draw:frame>
        <draw:frame presentation:style-name="pr7" draw:text-style-name="P13" draw:layer="layout" svg:width="25.6cm" svg:height="5.173cm" svg:x="1.2cm" svg:y="13.746cm" presentation:class="outline" presentation:user-transformed="true">
          <draw:text-box>
            <text:list text:style-name="L4">
              <text:list-item>
                <text:p text:style-name="P9"><text:span text:style-name="T29">Восстановление только требуемых баз данных кластера</text:span></text:p>
                <text:list>
                  <text:list-item>
                    <text:p text:style-name="P37"><text:span text:style-name="T30">--db-include — база данных для восстановления</text:span></text:p>
                  </text:list-item>
                  <text:list-item>
                    <text:p text:style-name="P47"><text:span text:style-name="T30">--db-exclude — база данных, которую не надо восстанавливать</text:span></text:p>
                  </text:list-item>
                </text:list>
              </text:list-item>
              <text:list-item>
                <text:p><text:span text:style-name="T31">Экспериментальная возможность, требует осторожности</text:span></text:p>
              </text:list-item>
            </text:list>
          </draw:text-box>
        </draw:frame>
        <draw:frame draw:style-name="gr16" draw:text-style-name="P24" draw:layer="layout" svg:width="11.86cm" svg:height="0.806cm" svg:x="7.889cm" svg:y="10.886cm">
          <draw:text-box>
            <text:p text:style-name="P12"><text:span text:style-name="T15">pg_probackup restore</text:span></text:p>
          </draw:text-box>
        </draw:frame>
        <draw:custom-shape draw:style-name="gr30" draw:text-style-name="P15" draw:layer="layout" svg:width="6.6cm" svg:height="4.8cm" svg:x="4.202cm" svg:y="4.997cm">
          <text:p text:style-name="P14"><text:span text:style-name="T13"><text:s/></text:span></text:p>
          <text:p text:style-name="P14"><text:span text:style-name="T14"/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8cm" svg:height="1.892cm" svg:x="4.506cm" svg:y="7.5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0" draw:text-style-name="P48" xml:id="id9" draw:id="id9" draw:layer="layout" svg:width="1.8cm" svg:height="1.892cm" svg:x="6.603cm" svg:y="7.5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6" draw:layer="layout" svg:width="1.8cm" svg:height="1.892cm" svg:x="8.698cm" svg:y="7.5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path draw:style-name="gr7" draw:text-style-name="P17" draw:layer="layout" svg:width="0.982cm" svg:height="1.072cm" svg:x="6.802cm" svg:y="5.983cm" svg:viewBox="0 0 983 1073" svg:d="M246 49c-4 2-6 6-5 12l28 165c-25 21-46 45-64 71l-156-25c-4-1-8 2-10 6l-39 101c-1 4 0 10 4 13l129 95c-4 36-2 73 3 109l-123 98c-4 2-6 9-4 12l17 44 16 44c2 4 6 6 11 5l150-26c20 29 43 57 69 79l-29 167c-1 5 1 10 6 12l93 42c3 1 9 0 10-4l93-139c31 4 62 4 93 0l86 139c2 4 7 5 11 4l93-43c4-2 6-6 5-11l-23-168c26-21 48-46 66-74l157 32c3 1 8-1 9-7h1l37-101 1-1c0 0 0-1 0-2 1-4 0-7-3-9l-129-104c4-32 5-63 2-95l129-96c3-2 4-8 2-13l-21-57-23-57c-2-5-5-8-10-7l-153 32c-18-25-39-47-63-64l24-175c0-4 0-7-4-10 0 0-1 0-1-1h-1l-92-41h-1c-4-2-9 0-11 4l-89 144c-31-6-63-6-95-1l-93-137c-2-4-7-6-11-4zM425 358c90-41 194 5 231 104 38 100-5 213-95 254s-194-6-232-105c-37-98 5-212 96-253z">
            <text:p/>
          </draw:path>
          <draw:path draw:style-name="gr8" draw:text-style-name="P17" draw:layer="layout" svg:width="0.653cm" svg:height="0.715cm" svg:x="7.548cm" svg:y="5.493cm" svg:viewBox="0 0 654 716" svg:d="M280 2c-3 0-6 3-6 6l-17 106c-19 7-37 16-54 27l-89-54c-2-1-5-1-7 1l-44 52c-1 2-2 6-1 8l59 90c-10 20-17 43-21 66l-96 28c-2 1-4 4-4 7l1 30v31c1 3 3 6 6 6l96 22c6 22 14 45 25 64l-52 94c-2 2-1 6 1 8l47 49c2 2 5 2 8 0l84-61c18 10 36 18 56 23l23 106c0 3 3 5 6 5l65-2c3-1 4-2 5-5l21-108c20-7 38-16 55-28l88 58c3 2 5 2 7 0h1l43-53h1c0-1 0-1 0-1 1-2 1-5 0-7l-56-94c9-18 16-37 21-57l97-26c4 0 5-3 5-6l-1-42-2-39c0-3-2-6-4-6l-99-19c-6-20-14-39-24-55l50-98c1-2 1-6 0-8-1-1-1-1-1-2h-1l-47-47c-1-3-5-3-7-1l-84 65c-17-12-37-19-57-25l-27-105c-1-4-2-5-6-5zM323 233c63-3 115 51 118 120 2 70-48 127-111 130-62 2-115-53-117-122-3-68 47-126 110-128z">
            <text:p/>
          </draw:path>
        </draw:g>
        <draw:custom-shape draw:style-name="gr29" draw:text-style-name="P28" draw:layer="layout" svg:width="6.6cm" svg:height="3.8cm" svg:x="16.699cm" svg:y="6.001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49" draw:text-style-name="P18" draw:layer="layout" draw:line-skew="0.787cm" svg:x1="7.503cm" svg:y1="9.464cm" svg:x2="20.004cm" svg:y2="9.465cm" draw:start-shape="id9" draw:start-glue-point="7" draw:end-shape="id10" draw:end-glue-point="7" svg:d="M7503 9464v1290h12501v-1289" svg:viewBox="0 0 12502 1291">
          <text:p/>
        </draw:connector>
        <draw:custom-shape draw:style-name="gr31" draw:text-style-name="P16" draw:layer="layout" svg:width="1.8cm" svg:height="1.892cm" svg:x="17.007cm" svg:y="7.573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1" draw:text-style-name="P21" xml:id="id10" draw:id="id10" draw:layer="layout" svg:width="1.8cm" svg:height="1.892cm" svg:x="19.104cm" svg:y="7.573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6" draw:layer="layout" svg:width="1.8cm" svg:height="1.892cm" svg:x="21.199cm" svg:y="7.573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2" draw:text-style-name="P30" draw:layer="layout" svg:width="16.799cm" svg:height="13.364cm" svg:x="2.1cm" svg:y="14.107cm" presentation:class="notes" presentation:user-transformed="true">
            <draw:text-box>
              <text:p text:style-name="P37"><text:span text:style-name="T26">Частичное восстановление применяется в случаях, когда не требуется восстанавливать все базы данных кластера. Эта возможность экспериментальная, ее не следует использовать в промышленной эксплуатации.</text:span></text:p>
              <text:p text:style-name="P37"><text:span text:style-name="T26">Ключом --db-include можно задать имя базы данных для восстановления. Базы template0 и template1 восстанавливаются всегда. Можно указать несколько ключей, по одному для каждой восстанавливаемой базы данных.</text:span></text:p>
              <text:p text:style-name="P37"><text:span text:style-name="T26">Используя ключи --db-exclude, можно попросить утилиту восстановить все базы, кроме указанных.</text:span></text:p>
              <text:p text:style-name="P37"><text:span text:style-name="T26">При частичном восстановлении потребуется столько же свободного места на диске, сколько и для полного восстановления.</text:span></text:p>
              <text:p text:style-name="P37"><text:span text:style-name="T26">Роль, от имени которой утилита pg_probackup подключается к кластеру баз данных, должна иметь право на чтение таблицы pg_catalog.pg_database.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7" draw:text-style-name="P3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0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2T14">
        <office:forms form:automatic-focus="false" form:apply-design-mode="false"/>
        <draw:frame presentation:style-name="pr6" draw:text-style-name="P8" draw:layer="layout" svg:width="19.8cm" svg:height="1.737cm" svg:x="1.2cm" svg:y="0.737cm" presentation:class="title" presentation:user-transformed="true">
          <draw:text-box>
            <text:p><text:span text:style-name="T11">Восстановление страниц</text:span></text:p>
          </draw:text-box>
        </draw:frame>
        <draw:frame presentation:style-name="pr7" draw:text-style-name="P13" draw:layer="layout" svg:width="25.6cm" svg:height="8.281cm" svg:x="1.2cm" svg:y="12.183cm" presentation:class="outline" presentation:user-transformed="true">
          <draw:text-box>
            <text:list text:style-name="L4">
              <text:list-item>
                <text:p text:style-name="P9">Инкрементальное восстановление страниц — оптимизация</text:p>
              </text:list-item>
              <text:list-item>
                <text:p text:style-name="P47">Восстанавливаются только некорректные или измененные страницы</text:p>
                <text:list>
                  <text:list-item>
                    <text:p text:style-name="P35"><text:span text:style-name="T21">CHECKSUM — восстановление страниц с некорректными контрольными суммами</text:span></text:p>
                  </text:list-item>
                  <text:list-item>
                    <text:p text:style-name="P35"><text:span text:style-name="T21">LSN — по точке расхождения каталога с данными от резервной копии</text:span></text:p>
                  </text:list-item>
                </text:list>
              </text:list-item>
            </text:list>
          </draw:text-box>
        </draw:frame>
        <draw:frame draw:style-name="gr16" draw:text-style-name="P24" draw:layer="layout" svg:width="11.86cm" svg:height="0.806cm" svg:x="7.89cm" svg:y="10.886cm">
          <draw:text-box>
            <text:p text:style-name="P12"><text:span text:style-name="T15">pg_probackup restore -I </text:span><text:span text:style-name="T22">тип</text:span></text:p>
          </draw:text-box>
        </draw:frame>
        <draw:custom-shape draw:style-name="gr30" draw:text-style-name="P15" xml:id="id11" draw:id="id11" draw:layer="layout" svg:width="6.6cm" svg:height="4.8cm" svg:x="4.203cm" svg:y="4.997cm">
          <text:p text:style-name="P14"><text:span text:style-name="T13"><text:s/></text:span></text:p>
          <text:p text:style-name="P14"><text:span text:style-name="T14"/></text:p>
          <draw:enhanced-geometry svg:viewBox="0 0 21600 21600" draw:type="rectangle" draw:enhanced-path="M 0 0 L 21600 0 21600 21600 0 21600 0 0 Z N"/>
        </draw:custom-shape>
        <draw:g>
          <draw:path draw:style-name="gr7" draw:text-style-name="P17" draw:layer="layout" svg:width="0.982cm" svg:height="1.072cm" svg:x="6.803cm" svg:y="5.983cm" svg:viewBox="0 0 983 1073" svg:d="M246 49c-4 2-6 6-5 12l28 165c-25 21-46 45-64 71l-156-25c-4-1-8 2-10 6l-39 101c-1 4 0 10 4 13l129 95c-4 36-2 73 3 109l-123 98c-4 2-6 9-4 12l17 44 16 44c2 4 6 6 11 5l150-26c20 29 43 57 69 79l-29 167c-1 5 1 10 6 12l93 42c3 1 9 0 10-4l93-139c31 4 62 4 93 0l86 139c2 4 7 5 11 4l93-43c4-2 6-6 5-11l-23-168c26-21 48-46 66-74l157 32c3 1 8-1 9-7h1l37-101 1-1c0 0 0-1 0-2 1-4 0-7-3-9l-129-104c4-32 5-63 2-95l129-96c3-2 4-8 2-13l-21-57-23-57c-2-5-5-8-10-7l-153 32c-18-25-39-47-63-64l24-175c0-4 0-7-4-10 0 0-1 0-1-1h-1l-92-41h-1c-4-2-9 0-11 4l-89 144c-31-6-63-6-95-1l-93-137c-2-4-7-6-11-4zM425 358c90-41 194 5 231 104 38 100-5 213-95 254s-194-6-232-105c-37-98 5-212 96-253z">
            <text:p/>
          </draw:path>
          <draw:path draw:style-name="gr8" draw:text-style-name="P17" draw:layer="layout" svg:width="0.653cm" svg:height="0.715cm" svg:x="7.549cm" svg:y="5.493cm" svg:viewBox="0 0 654 716" svg:d="M280 2c-3 0-6 3-6 6l-17 106c-19 7-37 16-54 27l-89-54c-2-1-5-1-7 1l-44 52c-1 2-2 6-1 8l59 90c-10 20-17 43-21 66l-96 28c-2 1-4 4-4 7l1 30v31c1 3 3 6 6 6l96 22c6 22 14 45 25 64l-52 94c-2 2-1 6 1 8l47 49c2 2 5 2 8 0l84-61c18 10 36 18 56 23l23 106c0 3 3 5 6 5l65-2c3-1 4-2 5-5l21-108c20-7 38-16 55-28l88 58c3 2 5 2 7 0h1l43-53h1c0-1 0-1 0-1 1-2 1-5 0-7l-56-94c9-18 16-37 21-57l97-26c4 0 5-3 5-6l-1-42-2-39c0-3-2-6-4-6l-99-19c-6-20-14-39-24-55l50-98c1-2 1-6 0-8-1-1-1-1-1-2h-1l-47-47c-1-3-5-3-7-1l-84 65c-17-12-37-19-57-25l-27-105c-1-4-2-5-6-5zM323 233c63-3 115 51 118 120 2 70-48 127-111 130-62 2-115-53-117-122-3-68 47-126 110-128z">
            <text:p/>
          </draw:path>
        </draw:g>
        <draw:custom-shape draw:style-name="gr29" draw:text-style-name="P28" xml:id="id12" draw:id="id12" draw:layer="layout" svg:width="6.6cm" svg:height="3.8cm" svg:x="16.7cm" svg:y="6.001cm">
          <text:p text:style-name="P25"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49" draw:text-style-name="P18" draw:layer="layout" draw:line-skew="0.451cm" svg:x1="7.503cm" svg:y1="9.797cm" svg:x2="20cm" svg:y2="9.801cm" draw:start-shape="id11" draw:start-glue-point="2" draw:end-shape="id12" draw:end-glue-point="6" svg:d="M7503 9797v957h12497v-953" svg:viewBox="0 0 12498 958">
          <text:p/>
        </draw:connector>
        <draw:g>
          <draw:custom-shape draw:style-name="gr31" draw:text-style-name="P16" draw:layer="layout" svg:width="1.8cm" svg:height="1.892cm" svg:x="4.504cm" svg:y="7.572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16" draw:layer="layout" svg:width="1.8cm" svg:height="1.892cm" svg:x="6.601cm" svg:y="7.572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16" draw:layer="layout" svg:width="1.8cm" svg:height="1.892cm" svg:x="8.696cm" svg:y="7.572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gon draw:style-name="gr39" draw:text-style-name="P40" draw:layer="layout" svg:width="0.299cm" svg:height="0.399cm" svg:x="5.403cm" svg:y="8.344cm" svg:viewBox="0 0 300 400" draw:points="0,400 0,0 300,0 300,400">
            <text:p/>
          </draw:polygon>
          <draw:polygon draw:style-name="gr40" draw:text-style-name="P41" draw:layer="layout" svg:width="0.299cm" svg:height="0.399cm" svg:x="5.703cm" svg:y="8.344cm" svg:viewBox="0 0 300 400" draw:points="0,400 0,0 300,0 300,400">
            <text:p/>
          </draw:polygon>
          <draw:polygon draw:style-name="gr40" draw:text-style-name="P41" draw:layer="layout" svg:width="0.299cm" svg:height="0.399cm" svg:x="5.103cm" svg:y="8.344cm" svg:viewBox="0 0 300 400" draw:points="0,400 0,0 300,0 300,400">
            <text:p/>
          </draw:polygon>
          <draw:polygon draw:style-name="gr40" draw:text-style-name="P41" draw:layer="layout" svg:width="0.299cm" svg:height="0.399cm" svg:x="4.803cm" svg:y="8.344cm" svg:viewBox="0 0 300 400" draw:points="0,400 0,0 300,0 300,400">
            <text:p/>
          </draw:polygon>
          <draw:polygon draw:style-name="gr40" draw:text-style-name="P41" draw:layer="layout" svg:width="0.299cm" svg:height="0.399cm" svg:x="4.503cm" svg:y="8.344cm" svg:viewBox="0 0 300 400" draw:points="0,400 0,0 300,0 300,400">
            <text:p/>
          </draw:polygon>
          <draw:polygon draw:style-name="gr40" draw:text-style-name="P41" draw:layer="layout" svg:width="0.299cm" svg:height="0.399cm" svg:x="5.403cm" svg:y="7.944cm" svg:viewBox="0 0 300 400" draw:points="0,400 0,0 300,0 300,400">
            <text:p/>
          </draw:polygon>
          <draw:polygon draw:style-name="gr39" draw:text-style-name="P40" draw:layer="layout" svg:width="0.299cm" svg:height="0.399cm" svg:x="5.703cm" svg:y="7.944cm" svg:viewBox="0 0 300 400" draw:points="0,400 0,0 300,0 300,400">
            <text:p/>
          </draw:polygon>
          <draw:polygon draw:style-name="gr40" draw:text-style-name="P41" draw:layer="layout" svg:width="0.299cm" svg:height="0.399cm" svg:x="5.103cm" svg:y="7.944cm" svg:viewBox="0 0 300 400" draw:points="0,400 0,0 300,0 300,400">
            <text:p/>
          </draw:polygon>
          <draw:polygon draw:style-name="gr39" draw:text-style-name="P40" draw:layer="layout" svg:width="0.299cm" svg:height="0.399cm" svg:x="4.803cm" svg:y="7.944cm" svg:viewBox="0 0 300 400" draw:points="0,400 0,0 300,0 300,400">
            <text:p/>
          </draw:polygon>
          <draw:polygon draw:style-name="gr40" draw:text-style-name="P41" draw:layer="layout" svg:width="0.299cm" svg:height="0.399cm" svg:x="4.503cm" svg:y="7.944cm" svg:viewBox="0 0 300 400" draw:points="0,400 0,0 300,0 300,400">
            <text:p/>
          </draw:polygon>
          <draw:polygon draw:style-name="gr40" draw:text-style-name="P41" draw:layer="layout" svg:width="0.299cm" svg:height="0.399cm" svg:x="6.003cm" svg:y="8.344cm" svg:viewBox="0 0 300 400" draw:points="0,400 0,0 300,0 300,400">
            <text:p/>
          </draw:polygon>
          <draw:polygon draw:style-name="gr39" draw:text-style-name="P40" draw:layer="layout" svg:width="0.299cm" svg:height="0.399cm" svg:x="6.003cm" svg:y="7.944cm" svg:viewBox="0 0 300 400" draw:points="0,400 0,0 300,0 300,400">
            <text:p/>
          </draw:polygon>
          <draw:polygon draw:style-name="gr40" draw:text-style-name="P41" draw:layer="layout" svg:width="0.299cm" svg:height="0.399cm" svg:x="5.403cm" svg:y="8.744cm" svg:viewBox="0 0 300 400" draw:points="0,400 0,0 300,0 300,400">
            <text:p/>
          </draw:polygon>
          <draw:polygon draw:style-name="gr40" draw:text-style-name="P41" draw:layer="layout" svg:width="0.299cm" svg:height="0.399cm" svg:x="5.703cm" svg:y="8.744cm" svg:viewBox="0 0 300 400" draw:points="0,400 0,0 300,0 300,400">
            <text:p/>
          </draw:polygon>
          <draw:polygon draw:style-name="gr40" draw:text-style-name="P41" draw:layer="layout" svg:width="0.299cm" svg:height="0.399cm" svg:x="5.103cm" svg:y="8.744cm" svg:viewBox="0 0 300 400" draw:points="0,400 0,0 300,0 300,400">
            <text:p/>
          </draw:polygon>
          <draw:polygon draw:style-name="gr39" draw:text-style-name="P40" draw:layer="layout" svg:width="0.299cm" svg:height="0.399cm" svg:x="4.803cm" svg:y="8.744cm" svg:viewBox="0 0 300 400" draw:points="0,400 0,0 300,0 300,400">
            <text:p/>
          </draw:polygon>
          <draw:polygon draw:style-name="gr39" draw:text-style-name="P40" draw:layer="layout" svg:width="0.299cm" svg:height="0.399cm" svg:x="6.003cm" svg:y="8.744cm" svg:viewBox="0 0 300 400" draw:points="0,400 0,0 300,0 300,400">
            <text:p/>
          </draw:polygon>
          <draw:path draw:style-name="gr40" draw:text-style-name="P41" draw:layer="layout" svg:width="0.294cm" svg:height="0.229cm" svg:x="4.508cm" svg:y="9.144cm" svg:viewBox="0 0 295 230" svg:d="M295 0v230c-165-58-275-140-295-230z">
            <text:p/>
          </draw:path>
          <draw:path draw:style-name="gr39" draw:text-style-name="P40" draw:layer="layout" svg:width="0.299cm" svg:height="0.3cm" svg:x="4.803cm" svg:y="9.144cm" svg:viewBox="0 0 300 301" svg:d="M0 0h300v301c-112-16-213-40-300-71z">
            <text:p/>
          </draw:path>
          <draw:path draw:style-name="gr40" draw:text-style-name="P41" draw:layer="layout" svg:width="0.299cm" svg:height="0.321cm" svg:x="5.103cm" svg:y="9.144cm" svg:viewBox="0 0 300 322" svg:d="M0 0h300v322c-105 0-206-7-300-21z">
            <text:p/>
          </draw:path>
          <draw:path draw:style-name="gr40" draw:text-style-name="P41" draw:layer="layout" svg:width="0.299cm" svg:height="0.321cm" svg:x="5.403cm" svg:y="9.144cm" svg:viewBox="0 0 300 322" svg:d="M0 0h300v302c-94 13-194 20-298 20-1 0-1 0-2 0z">
            <text:p/>
          </draw:path>
          <draw:path draw:style-name="gr39" draw:text-style-name="P40" draw:layer="layout" svg:width="0.299cm" svg:height="0.301cm" svg:x="5.703cm" svg:y="9.144cm" svg:viewBox="0 0 300 302" svg:d="M0 0h300v232c-87 30-189 54-300 70z">
            <text:p/>
          </draw:path>
          <draw:path draw:style-name="gr40" draw:text-style-name="P41" draw:layer="layout" svg:width="0.299cm" svg:height="0.231cm" svg:x="6.003cm" svg:y="9.144cm" svg:viewBox="0 0 300 232" svg:d="M0 0h300c-20 91-133 173-300 232z">
            <text:p/>
          </draw:path>
          <draw:path draw:style-name="gr39" draw:text-style-name="P40" draw:layer="layout" svg:width="0.297cm" svg:height="0.399cm" svg:x="4.505cm" svg:y="8.744cm" svg:viewBox="0 0 298 400" svg:d="M298 0v400h-295c-2-10-3-19-3-29v-371z">
            <text:p/>
          </draw:path>
          <draw:custom-shape draw:style-name="gr41" draw:text-style-name="P16" draw:layer="layout" svg:width="1.8cm" svg:height="0.7cm" svg:x="4.504cm" svg:y="7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0" draw:text-style-name="P41" draw:layer="layout" svg:width="0.299cm" svg:height="0.399cm" svg:x="7.503cm" svg:y="8.344cm" svg:viewBox="0 0 300 400" draw:points="0,400 0,0 300,0 300,400">
            <text:p/>
          </draw:polygon>
          <draw:polygon draw:style-name="gr39" draw:text-style-name="P40" draw:layer="layout" svg:width="0.299cm" svg:height="0.399cm" svg:x="7.803cm" svg:y="8.344cm" svg:viewBox="0 0 300 400" draw:points="0,400 0,0 300,0 300,400">
            <text:p/>
          </draw:polygon>
          <draw:polygon draw:style-name="gr40" draw:text-style-name="P41" draw:layer="layout" svg:width="0.299cm" svg:height="0.399cm" svg:x="7.203cm" svg:y="8.344cm" svg:viewBox="0 0 300 400" draw:points="0,400 0,0 300,0 300,400">
            <text:p/>
          </draw:polygon>
          <draw:polygon draw:style-name="gr40" draw:text-style-name="P41" draw:layer="layout" svg:width="0.299cm" svg:height="0.399cm" svg:x="6.903cm" svg:y="8.344cm" svg:viewBox="0 0 300 400" draw:points="0,400 0,0 300,0 300,400">
            <text:p/>
          </draw:polygon>
          <draw:polygon draw:style-name="gr40" draw:text-style-name="P41" draw:layer="layout" svg:width="0.299cm" svg:height="0.399cm" svg:x="6.603cm" svg:y="8.344cm" svg:viewBox="0 0 300 400" draw:points="0,400 0,0 300,0 300,400">
            <text:p/>
          </draw:polygon>
          <draw:polygon draw:style-name="gr40" draw:text-style-name="P41" draw:layer="layout" svg:width="0.299cm" svg:height="0.399cm" svg:x="7.503cm" svg:y="7.944cm" svg:viewBox="0 0 300 400" draw:points="0,400 0,0 300,0 300,400">
            <text:p/>
          </draw:polygon>
          <draw:polygon draw:style-name="gr40" draw:text-style-name="P41" draw:layer="layout" svg:width="0.299cm" svg:height="0.399cm" svg:x="7.803cm" svg:y="7.944cm" svg:viewBox="0 0 300 400" draw:points="0,400 0,0 300,0 300,400">
            <text:p/>
          </draw:polygon>
          <draw:polygon draw:style-name="gr40" draw:text-style-name="P41" draw:layer="layout" svg:width="0.299cm" svg:height="0.399cm" svg:x="7.203cm" svg:y="7.944cm" svg:viewBox="0 0 300 400" draw:points="0,400 0,0 300,0 300,400">
            <text:p/>
          </draw:polygon>
          <draw:polygon draw:style-name="gr39" draw:text-style-name="P40" draw:layer="layout" svg:width="0.299cm" svg:height="0.399cm" svg:x="6.903cm" svg:y="7.944cm" svg:viewBox="0 0 300 400" draw:points="0,400 0,0 300,0 300,400">
            <text:p/>
          </draw:polygon>
          <draw:polygon draw:style-name="gr40" draw:text-style-name="P41" draw:layer="layout" svg:width="0.299cm" svg:height="0.399cm" svg:x="6.603cm" svg:y="7.944cm" svg:viewBox="0 0 300 400" draw:points="0,400 0,0 300,0 300,400">
            <text:p/>
          </draw:polygon>
          <draw:polygon draw:style-name="gr40" draw:text-style-name="P41" draw:layer="layout" svg:width="0.299cm" svg:height="0.399cm" svg:x="8.103cm" svg:y="8.344cm" svg:viewBox="0 0 300 400" draw:points="0,400 0,0 300,0 300,400">
            <text:p/>
          </draw:polygon>
          <draw:polygon draw:style-name="gr40" draw:text-style-name="P41" draw:layer="layout" svg:width="0.299cm" svg:height="0.399cm" svg:x="8.103cm" svg:y="7.944cm" svg:viewBox="0 0 300 400" draw:points="0,400 0,0 300,0 300,400">
            <text:p/>
          </draw:polygon>
          <draw:polygon draw:style-name="gr40" draw:text-style-name="P41" draw:layer="layout" svg:width="0.299cm" svg:height="0.399cm" svg:x="7.503cm" svg:y="8.744cm" svg:viewBox="0 0 300 400" draw:points="0,400 0,0 300,0 300,400">
            <text:p/>
          </draw:polygon>
          <draw:polygon draw:style-name="gr40" draw:text-style-name="P41" draw:layer="layout" svg:width="0.299cm" svg:height="0.399cm" svg:x="7.803cm" svg:y="8.744cm" svg:viewBox="0 0 300 400" draw:points="0,400 0,0 300,0 300,400">
            <text:p/>
          </draw:polygon>
          <draw:polygon draw:style-name="gr39" draw:text-style-name="P40" draw:layer="layout" svg:width="0.299cm" svg:height="0.399cm" svg:x="7.203cm" svg:y="8.744cm" svg:viewBox="0 0 300 400" draw:points="0,400 0,0 300,0 300,400">
            <text:p/>
          </draw:polygon>
          <draw:polygon draw:style-name="gr40" draw:text-style-name="P41" draw:layer="layout" svg:width="0.299cm" svg:height="0.399cm" svg:x="6.903cm" svg:y="8.744cm" svg:viewBox="0 0 300 400" draw:points="0,400 0,0 300,0 300,400">
            <text:p/>
          </draw:polygon>
          <draw:polygon draw:style-name="gr40" draw:text-style-name="P41" draw:layer="layout" svg:width="0.299cm" svg:height="0.399cm" svg:x="8.103cm" svg:y="8.744cm" svg:viewBox="0 0 300 400" draw:points="0,400 0,0 300,0 300,400">
            <text:p/>
          </draw:polygon>
          <draw:path draw:style-name="gr40" draw:text-style-name="P41" draw:layer="layout" svg:width="0.294cm" svg:height="0.229cm" svg:x="6.608cm" svg:y="9.144cm" svg:viewBox="0 0 295 230" svg:d="M295 0v230c-165-58-275-140-295-230z">
            <text:p/>
          </draw:path>
          <draw:path draw:style-name="gr40" draw:text-style-name="P41" draw:layer="layout" svg:width="0.299cm" svg:height="0.3cm" svg:x="6.903cm" svg:y="9.144cm" svg:viewBox="0 0 300 301" svg:d="M0 0h300v301c-112-16-213-40-300-71z">
            <text:p/>
          </draw:path>
          <draw:path draw:style-name="gr40" draw:text-style-name="P41" draw:layer="layout" svg:width="0.299cm" svg:height="0.321cm" svg:x="7.203cm" svg:y="9.144cm" svg:viewBox="0 0 300 322" svg:d="M0 0h300v322c-105 0-206-7-300-21z">
            <text:p/>
          </draw:path>
          <draw:path draw:style-name="gr40" draw:text-style-name="P41" draw:layer="layout" svg:width="0.299cm" svg:height="0.321cm" svg:x="7.503cm" svg:y="9.144cm" svg:viewBox="0 0 300 322" svg:d="M0 0h300v302c-94 13-194 20-298 20-1 0-1 0-2 0z">
            <text:p/>
          </draw:path>
          <draw:path draw:style-name="gr40" draw:text-style-name="P41" draw:layer="layout" svg:width="0.299cm" svg:height="0.301cm" svg:x="7.803cm" svg:y="9.144cm" svg:viewBox="0 0 300 302" svg:d="M0 0h300v232c-87 30-189 54-300 70z">
            <text:p/>
          </draw:path>
          <draw:path draw:style-name="gr39" draw:text-style-name="P40" draw:layer="layout" svg:width="0.299cm" svg:height="0.231cm" svg:x="8.103cm" svg:y="9.144cm" svg:viewBox="0 0 300 232" svg:d="M0 0h300c-20 91-133 173-300 232z">
            <text:p/>
          </draw:path>
          <draw:path draw:style-name="gr39" draw:text-style-name="P40" draw:layer="layout" svg:width="0.297cm" svg:height="0.399cm" svg:x="6.605cm" svg:y="8.744cm" svg:viewBox="0 0 298 400" svg:d="M298 0v400h-295c-2-10-3-19-3-29v-371z">
            <text:p/>
          </draw:path>
          <draw:polygon draw:style-name="gr40" draw:text-style-name="P41" draw:layer="layout" svg:width="0.299cm" svg:height="0.399cm" svg:x="9.603cm" svg:y="8.344cm" svg:viewBox="0 0 300 400" draw:points="0,400 0,0 300,0 300,400">
            <text:p/>
          </draw:polygon>
          <draw:polygon draw:style-name="gr40" draw:text-style-name="P41" draw:layer="layout" svg:width="0.299cm" svg:height="0.399cm" svg:x="9.903cm" svg:y="8.344cm" svg:viewBox="0 0 300 400" draw:points="0,400 0,0 300,0 300,400">
            <text:p/>
          </draw:polygon>
          <draw:polygon draw:style-name="gr39" draw:text-style-name="P40" draw:layer="layout" svg:width="0.299cm" svg:height="0.399cm" svg:x="9.303cm" svg:y="8.344cm" svg:viewBox="0 0 300 400" draw:points="0,400 0,0 300,0 300,400">
            <text:p/>
          </draw:polygon>
          <draw:polygon draw:style-name="gr40" draw:text-style-name="P41" draw:layer="layout" svg:width="0.299cm" svg:height="0.399cm" svg:x="9.003cm" svg:y="8.344cm" svg:viewBox="0 0 300 400" draw:points="0,400 0,0 300,0 300,400">
            <text:p/>
          </draw:polygon>
          <draw:polygon draw:style-name="gr40" draw:text-style-name="P41" draw:layer="layout" svg:width="0.299cm" svg:height="0.399cm" svg:x="8.703cm" svg:y="8.344cm" svg:viewBox="0 0 300 400" draw:points="0,400 0,0 300,0 300,400">
            <text:p/>
          </draw:polygon>
          <draw:polygon draw:style-name="gr40" draw:text-style-name="P41" draw:layer="layout" svg:width="0.299cm" svg:height="0.399cm" svg:x="9.603cm" svg:y="7.944cm" svg:viewBox="0 0 300 400" draw:points="0,400 0,0 300,0 300,400">
            <text:p/>
          </draw:polygon>
          <draw:polygon draw:style-name="gr39" draw:text-style-name="P40" draw:layer="layout" svg:width="0.299cm" svg:height="0.399cm" svg:x="9.903cm" svg:y="7.944cm" svg:viewBox="0 0 300 400" draw:points="0,400 0,0 300,0 300,400">
            <text:p/>
          </draw:polygon>
          <draw:polygon draw:style-name="gr40" draw:text-style-name="P41" draw:layer="layout" svg:width="0.299cm" svg:height="0.399cm" svg:x="9.303cm" svg:y="7.944cm" svg:viewBox="0 0 300 400" draw:points="0,400 0,0 300,0 300,400">
            <text:p/>
          </draw:polygon>
          <draw:polygon draw:style-name="gr40" draw:text-style-name="P41" draw:layer="layout" svg:width="0.299cm" svg:height="0.399cm" svg:x="9.003cm" svg:y="7.944cm" svg:viewBox="0 0 300 400" draw:points="0,400 0,0 300,0 300,400">
            <text:p/>
          </draw:polygon>
          <draw:polygon draw:style-name="gr39" draw:text-style-name="P40" draw:layer="layout" svg:width="0.299cm" svg:height="0.399cm" svg:x="8.703cm" svg:y="7.944cm" svg:viewBox="0 0 300 400" draw:points="0,400 0,0 300,0 300,400">
            <text:p/>
          </draw:polygon>
          <draw:polygon draw:style-name="gr40" draw:text-style-name="P41" draw:layer="layout" svg:width="0.299cm" svg:height="0.399cm" svg:x="10.203cm" svg:y="8.344cm" svg:viewBox="0 0 300 400" draw:points="0,400 0,0 300,0 300,400">
            <text:p/>
          </draw:polygon>
          <draw:polygon draw:style-name="gr40" draw:text-style-name="P41" draw:layer="layout" svg:width="0.299cm" svg:height="0.399cm" svg:x="10.203cm" svg:y="7.944cm" svg:viewBox="0 0 300 400" draw:points="0,400 0,0 300,0 300,400">
            <text:p/>
          </draw:polygon>
          <draw:polygon draw:style-name="gr39" draw:text-style-name="P40" draw:layer="layout" svg:width="0.299cm" svg:height="0.399cm" svg:x="9.603cm" svg:y="8.744cm" svg:viewBox="0 0 300 400" draw:points="0,400 0,0 300,0 300,400">
            <text:p/>
          </draw:polygon>
          <draw:polygon draw:style-name="gr39" draw:text-style-name="P40" draw:layer="layout" svg:width="0.299cm" svg:height="0.399cm" svg:x="9.903cm" svg:y="8.744cm" svg:viewBox="0 0 300 400" draw:points="0,400 0,0 300,0 300,400">
            <text:p/>
          </draw:polygon>
          <draw:polygon draw:style-name="gr40" draw:text-style-name="P41" draw:layer="layout" svg:width="0.299cm" svg:height="0.399cm" svg:x="9.303cm" svg:y="8.744cm" svg:viewBox="0 0 300 400" draw:points="0,400 0,0 300,0 300,400">
            <text:p/>
          </draw:polygon>
          <draw:polygon draw:style-name="gr40" draw:text-style-name="P41" draw:layer="layout" svg:width="0.299cm" svg:height="0.399cm" svg:x="9.003cm" svg:y="8.744cm" svg:viewBox="0 0 300 400" draw:points="0,400 0,0 300,0 300,400">
            <text:p/>
          </draw:polygon>
          <draw:polygon draw:style-name="gr40" draw:text-style-name="P41" draw:layer="layout" svg:width="0.299cm" svg:height="0.399cm" svg:x="10.203cm" svg:y="8.744cm" svg:viewBox="0 0 300 400" draw:points="0,400 0,0 300,0 300,400">
            <text:p/>
          </draw:polygon>
          <draw:path draw:style-name="gr40" draw:text-style-name="P41" draw:layer="layout" svg:width="0.294cm" svg:height="0.229cm" svg:x="8.708cm" svg:y="9.144cm" svg:viewBox="0 0 295 230" svg:d="M295 0v230c-165-58-275-140-295-230z">
            <text:p/>
          </draw:path>
          <draw:path draw:style-name="gr39" draw:text-style-name="P40" draw:layer="layout" svg:width="0.299cm" svg:height="0.3cm" svg:x="9.003cm" svg:y="9.144cm" svg:viewBox="0 0 300 301" svg:d="M0 0h300v301c-112-16-213-40-300-71z">
            <text:p/>
          </draw:path>
          <draw:path draw:style-name="gr39" draw:text-style-name="P40" draw:layer="layout" svg:width="0.299cm" svg:height="0.321cm" svg:x="9.303cm" svg:y="9.144cm" svg:viewBox="0 0 300 322" svg:d="M0 0h300v322c-105 0-206-7-300-21z">
            <text:p/>
          </draw:path>
          <draw:path draw:style-name="gr40" draw:text-style-name="P41" draw:layer="layout" svg:width="0.299cm" svg:height="0.321cm" svg:x="9.603cm" svg:y="9.144cm" svg:viewBox="0 0 300 322" svg:d="M0 0h300v302c-94 13-194 20-298 20-1 0-1 0-2 0z">
            <text:p/>
          </draw:path>
          <draw:path draw:style-name="gr40" draw:text-style-name="P41" draw:layer="layout" svg:width="0.299cm" svg:height="0.301cm" svg:x="9.903cm" svg:y="9.144cm" svg:viewBox="0 0 300 302" svg:d="M0 0h300v232c-87 30-189 54-300 70z">
            <text:p/>
          </draw:path>
          <draw:path draw:style-name="gr39" draw:text-style-name="P40" draw:layer="layout" svg:width="0.299cm" svg:height="0.231cm" svg:x="10.203cm" svg:y="9.144cm" svg:viewBox="0 0 300 232" svg:d="M0 0h300c-20 91-133 173-300 232z">
            <text:p/>
          </draw:path>
          <draw:path draw:style-name="gr40" draw:text-style-name="P41" draw:layer="layout" svg:width="0.297cm" svg:height="0.399cm" svg:x="8.705cm" svg:y="8.744cm" svg:viewBox="0 0 298 400" svg:d="M298 0v400h-295c-2-10-3-19-3-29v-371z">
            <text:p/>
          </draw:path>
          <draw:custom-shape draw:style-name="gr41" draw:text-style-name="P16" draw:layer="layout" svg:width="1.8cm" svg:height="0.7cm" svg:x="6.603cm" svg:y="7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6" draw:layer="layout" svg:width="1.8cm" svg:height="0.7cm" svg:x="8.704cm" svg:y="7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1" draw:text-style-name="P16" draw:layer="layout" svg:width="1.8cm" svg:height="1.892cm" svg:x="17.005cm" svg:y="7.5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6" draw:layer="layout" svg:width="1.8cm" svg:height="1.892cm" svg:x="19.102cm" svg:y="7.5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6" draw:layer="layout" svg:width="1.8cm" svg:height="1.892cm" svg:x="21.197cm" svg:y="7.5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gon draw:style-name="gr52" draw:text-style-name="P49" draw:layer="layout" svg:width="0.299cm" svg:height="0.399cm" svg:x="17.904cm" svg:y="8.344cm" svg:viewBox="0 0 300 400" draw:points="0,400 0,0 300,0 300,400">
          <text:p/>
        </draw:polygon>
        <draw:polygon draw:style-name="gr40" draw:text-style-name="P41" draw:layer="layout" svg:width="0.299cm" svg:height="0.399cm" svg:x="18.204cm" svg:y="8.344cm" svg:viewBox="0 0 300 400" draw:points="0,400 0,0 300,0 300,400">
          <text:p/>
        </draw:polygon>
        <draw:polygon draw:style-name="gr40" draw:text-style-name="P41" draw:layer="layout" svg:width="0.299cm" svg:height="0.399cm" svg:x="17.604cm" svg:y="8.344cm" svg:viewBox="0 0 300 400" draw:points="0,400 0,0 300,0 300,400">
          <text:p/>
        </draw:polygon>
        <draw:polygon draw:style-name="gr40" draw:text-style-name="P41" draw:layer="layout" svg:width="0.299cm" svg:height="0.399cm" svg:x="17.304cm" svg:y="8.344cm" svg:viewBox="0 0 300 400" draw:points="0,400 0,0 300,0 300,400">
          <text:p/>
        </draw:polygon>
        <draw:polygon draw:style-name="gr40" draw:text-style-name="P41" draw:layer="layout" svg:width="0.299cm" svg:height="0.399cm" svg:x="17.004cm" svg:y="8.344cm" svg:viewBox="0 0 300 400" draw:points="0,400 0,0 300,0 300,400">
          <text:p/>
        </draw:polygon>
        <draw:polygon draw:style-name="gr40" draw:text-style-name="P41" draw:layer="layout" svg:width="0.299cm" svg:height="0.399cm" svg:x="17.904cm" svg:y="7.944cm" svg:viewBox="0 0 300 400" draw:points="0,400 0,0 300,0 300,400">
          <text:p/>
        </draw:polygon>
        <draw:polygon draw:style-name="gr52" draw:text-style-name="P49" draw:layer="layout" svg:width="0.299cm" svg:height="0.399cm" svg:x="18.204cm" svg:y="7.944cm" svg:viewBox="0 0 300 400" draw:points="0,400 0,0 300,0 300,400">
          <text:p/>
        </draw:polygon>
        <draw:polygon draw:style-name="gr40" draw:text-style-name="P41" draw:layer="layout" svg:width="0.299cm" svg:height="0.399cm" svg:x="17.604cm" svg:y="7.944cm" svg:viewBox="0 0 300 400" draw:points="0,400 0,0 300,0 300,400">
          <text:p/>
        </draw:polygon>
        <draw:polygon draw:style-name="gr52" draw:text-style-name="P49" draw:layer="layout" svg:width="0.299cm" svg:height="0.399cm" svg:x="17.304cm" svg:y="7.944cm" svg:viewBox="0 0 300 400" draw:points="0,400 0,0 300,0 300,400">
          <text:p/>
        </draw:polygon>
        <draw:polygon draw:style-name="gr40" draw:text-style-name="P41" draw:layer="layout" svg:width="0.299cm" svg:height="0.399cm" svg:x="17.004cm" svg:y="7.944cm" svg:viewBox="0 0 300 400" draw:points="0,400 0,0 300,0 300,400">
          <text:p/>
        </draw:polygon>
        <draw:polygon draw:style-name="gr40" draw:text-style-name="P41" draw:layer="layout" svg:width="0.299cm" svg:height="0.399cm" svg:x="18.504cm" svg:y="8.344cm" svg:viewBox="0 0 300 400" draw:points="0,400 0,0 300,0 300,400">
          <text:p/>
        </draw:polygon>
        <draw:polygon draw:style-name="gr52" draw:text-style-name="P49" draw:layer="layout" svg:width="0.299cm" svg:height="0.399cm" svg:x="18.504cm" svg:y="7.944cm" svg:viewBox="0 0 300 400" draw:points="0,400 0,0 300,0 300,400">
          <text:p/>
        </draw:polygon>
        <draw:polygon draw:style-name="gr40" draw:text-style-name="P41" draw:layer="layout" svg:width="0.299cm" svg:height="0.399cm" svg:x="17.904cm" svg:y="8.744cm" svg:viewBox="0 0 300 400" draw:points="0,400 0,0 300,0 300,400">
          <text:p/>
        </draw:polygon>
        <draw:polygon draw:style-name="gr40" draw:text-style-name="P41" draw:layer="layout" svg:width="0.299cm" svg:height="0.399cm" svg:x="18.204cm" svg:y="8.744cm" svg:viewBox="0 0 300 400" draw:points="0,400 0,0 300,0 300,400">
          <text:p/>
        </draw:polygon>
        <draw:polygon draw:style-name="gr40" draw:text-style-name="P41" draw:layer="layout" svg:width="0.299cm" svg:height="0.399cm" svg:x="17.604cm" svg:y="8.744cm" svg:viewBox="0 0 300 400" draw:points="0,400 0,0 300,0 300,400">
          <text:p/>
        </draw:polygon>
        <draw:polygon draw:style-name="gr52" draw:text-style-name="P49" draw:layer="layout" svg:width="0.299cm" svg:height="0.399cm" svg:x="17.304cm" svg:y="8.744cm" svg:viewBox="0 0 300 400" draw:points="0,400 0,0 300,0 300,400">
          <text:p/>
        </draw:polygon>
        <draw:polygon draw:style-name="gr52" draw:text-style-name="P49" draw:layer="layout" svg:width="0.299cm" svg:height="0.399cm" svg:x="18.504cm" svg:y="8.744cm" svg:viewBox="0 0 300 400" draw:points="0,400 0,0 300,0 300,400">
          <text:p/>
        </draw:polygon>
        <draw:path draw:style-name="gr40" draw:text-style-name="P41" draw:layer="layout" svg:width="0.294cm" svg:height="0.229cm" svg:x="17.009cm" svg:y="9.144cm" svg:viewBox="0 0 295 230" svg:d="M295 0v230c-165-58-275-140-295-230z">
          <text:p/>
        </draw:path>
        <draw:path draw:style-name="gr52" draw:text-style-name="P49" draw:layer="layout" svg:width="0.299cm" svg:height="0.3cm" svg:x="17.304cm" svg:y="9.144cm" svg:viewBox="0 0 300 301" svg:d="M0 0h300v301c-112-16-213-40-300-71z">
          <text:p/>
        </draw:path>
        <draw:path draw:style-name="gr40" draw:text-style-name="P41" draw:layer="layout" svg:width="0.299cm" svg:height="0.321cm" svg:x="17.604cm" svg:y="9.144cm" svg:viewBox="0 0 300 322" svg:d="M0 0h300v322c-105 0-206-7-300-21z">
          <text:p/>
        </draw:path>
        <draw:path draw:style-name="gr40" draw:text-style-name="P41" draw:layer="layout" svg:width="0.299cm" svg:height="0.321cm" svg:x="17.904cm" svg:y="9.144cm" svg:viewBox="0 0 300 322" svg:d="M0 0h300v302c-94 13-194 20-298 20-1 0-1 0-2 0z">
          <text:p/>
        </draw:path>
        <draw:path draw:style-name="gr52" draw:text-style-name="P49" draw:layer="layout" svg:width="0.299cm" svg:height="0.301cm" svg:x="18.204cm" svg:y="9.144cm" svg:viewBox="0 0 300 302" svg:d="M0 0h300v232c-87 30-189 54-300 70z">
          <text:p/>
        </draw:path>
        <draw:path draw:style-name="gr40" draw:text-style-name="P41" draw:layer="layout" svg:width="0.299cm" svg:height="0.231cm" svg:x="18.504cm" svg:y="9.144cm" svg:viewBox="0 0 300 232" svg:d="M0 0h300c-20 91-133 173-300 232z">
          <text:p/>
        </draw:path>
        <draw:path draw:style-name="gr52" draw:text-style-name="P49" draw:layer="layout" svg:width="0.297cm" svg:height="0.399cm" svg:x="17.006cm" svg:y="8.744cm" svg:viewBox="0 0 298 400" svg:d="M298 0v400h-295c-2-10-3-19-3-29v-371z">
          <text:p/>
        </draw:path>
        <draw:custom-shape draw:style-name="gr41" draw:text-style-name="P16" draw:layer="layout" svg:width="1.8cm" svg:height="0.7cm" svg:x="17.005cm" svg:y="7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0" draw:text-style-name="P41" draw:layer="layout" svg:width="0.299cm" svg:height="0.399cm" svg:x="20.004cm" svg:y="8.344cm" svg:viewBox="0 0 300 400" draw:points="0,400 0,0 300,0 300,400">
          <text:p/>
        </draw:polygon>
        <draw:polygon draw:style-name="gr52" draw:text-style-name="P49" draw:layer="layout" svg:width="0.299cm" svg:height="0.399cm" svg:x="20.304cm" svg:y="8.344cm" svg:viewBox="0 0 300 400" draw:points="0,400 0,0 300,0 300,400">
          <text:p/>
        </draw:polygon>
        <draw:polygon draw:style-name="gr40" draw:text-style-name="P41" draw:layer="layout" svg:width="0.299cm" svg:height="0.399cm" svg:x="19.704cm" svg:y="8.344cm" svg:viewBox="0 0 300 400" draw:points="0,400 0,0 300,0 300,400">
          <text:p/>
        </draw:polygon>
        <draw:polygon draw:style-name="gr40" draw:text-style-name="P41" draw:layer="layout" svg:width="0.299cm" svg:height="0.399cm" svg:x="19.404cm" svg:y="8.344cm" svg:viewBox="0 0 300 400" draw:points="0,400 0,0 300,0 300,400">
          <text:p/>
        </draw:polygon>
        <draw:polygon draw:style-name="gr40" draw:text-style-name="P41" draw:layer="layout" svg:width="0.299cm" svg:height="0.399cm" svg:x="19.104cm" svg:y="8.344cm" svg:viewBox="0 0 300 400" draw:points="0,400 0,0 300,0 300,400">
          <text:p/>
        </draw:polygon>
        <draw:polygon draw:style-name="gr40" draw:text-style-name="P41" draw:layer="layout" svg:width="0.299cm" svg:height="0.399cm" svg:x="20.004cm" svg:y="7.944cm" svg:viewBox="0 0 300 400" draw:points="0,400 0,0 300,0 300,400">
          <text:p/>
        </draw:polygon>
        <draw:polygon draw:style-name="gr40" draw:text-style-name="P41" draw:layer="layout" svg:width="0.299cm" svg:height="0.399cm" svg:x="20.304cm" svg:y="7.944cm" svg:viewBox="0 0 300 400" draw:points="0,400 0,0 300,0 300,400">
          <text:p/>
        </draw:polygon>
        <draw:polygon draw:style-name="gr40" draw:text-style-name="P41" draw:layer="layout" svg:width="0.299cm" svg:height="0.399cm" svg:x="19.704cm" svg:y="7.944cm" svg:viewBox="0 0 300 400" draw:points="0,400 0,0 300,0 300,400">
          <text:p/>
        </draw:polygon>
        <draw:polygon draw:style-name="gr52" draw:text-style-name="P49" draw:layer="layout" svg:width="0.299cm" svg:height="0.399cm" svg:x="19.404cm" svg:y="7.944cm" svg:viewBox="0 0 300 400" draw:points="0,400 0,0 300,0 300,400">
          <text:p/>
        </draw:polygon>
        <draw:polygon draw:style-name="gr40" draw:text-style-name="P41" draw:layer="layout" svg:width="0.299cm" svg:height="0.399cm" svg:x="19.104cm" svg:y="7.944cm" svg:viewBox="0 0 300 400" draw:points="0,400 0,0 300,0 300,400">
          <text:p/>
        </draw:polygon>
        <draw:polygon draw:style-name="gr40" draw:text-style-name="P41" draw:layer="layout" svg:width="0.299cm" svg:height="0.399cm" svg:x="20.604cm" svg:y="8.344cm" svg:viewBox="0 0 300 400" draw:points="0,400 0,0 300,0 300,400">
          <text:p/>
        </draw:polygon>
        <draw:polygon draw:style-name="gr40" draw:text-style-name="P41" draw:layer="layout" svg:width="0.299cm" svg:height="0.399cm" svg:x="20.604cm" svg:y="7.944cm" svg:viewBox="0 0 300 400" draw:points="0,400 0,0 300,0 300,400">
          <text:p/>
        </draw:polygon>
        <draw:polygon draw:style-name="gr40" draw:text-style-name="P41" draw:layer="layout" svg:width="0.299cm" svg:height="0.399cm" svg:x="20.004cm" svg:y="8.744cm" svg:viewBox="0 0 300 400" draw:points="0,400 0,0 300,0 300,400">
          <text:p/>
        </draw:polygon>
        <draw:polygon draw:style-name="gr40" draw:text-style-name="P41" draw:layer="layout" svg:width="0.299cm" svg:height="0.399cm" svg:x="20.304cm" svg:y="8.744cm" svg:viewBox="0 0 300 400" draw:points="0,400 0,0 300,0 300,400">
          <text:p/>
        </draw:polygon>
        <draw:polygon draw:style-name="gr52" draw:text-style-name="P49" draw:layer="layout" svg:width="0.299cm" svg:height="0.399cm" svg:x="19.704cm" svg:y="8.744cm" svg:viewBox="0 0 300 400" draw:points="0,400 0,0 300,0 300,400">
          <text:p/>
        </draw:polygon>
        <draw:polygon draw:style-name="gr40" draw:text-style-name="P41" draw:layer="layout" svg:width="0.299cm" svg:height="0.399cm" svg:x="19.404cm" svg:y="8.744cm" svg:viewBox="0 0 300 400" draw:points="0,400 0,0 300,0 300,400">
          <text:p/>
        </draw:polygon>
        <draw:polygon draw:style-name="gr40" draw:text-style-name="P41" draw:layer="layout" svg:width="0.299cm" svg:height="0.399cm" svg:x="20.604cm" svg:y="8.744cm" svg:viewBox="0 0 300 400" draw:points="0,400 0,0 300,0 300,400">
          <text:p/>
        </draw:polygon>
        <draw:path draw:style-name="gr40" draw:text-style-name="P41" draw:layer="layout" svg:width="0.294cm" svg:height="0.229cm" svg:x="19.109cm" svg:y="9.144cm" svg:viewBox="0 0 295 230" svg:d="M295 0v230c-165-58-275-140-295-230z">
          <text:p/>
        </draw:path>
        <draw:path draw:style-name="gr40" draw:text-style-name="P41" draw:layer="layout" svg:width="0.299cm" svg:height="0.3cm" svg:x="19.404cm" svg:y="9.144cm" svg:viewBox="0 0 300 301" svg:d="M0 0h300v301c-112-16-213-40-300-71z">
          <text:p/>
        </draw:path>
        <draw:path draw:style-name="gr40" draw:text-style-name="P41" draw:layer="layout" svg:width="0.299cm" svg:height="0.321cm" svg:x="19.704cm" svg:y="9.144cm" svg:viewBox="0 0 300 322" svg:d="M0 0h300v322c-105 0-206-7-300-21z">
          <text:p/>
        </draw:path>
        <draw:path draw:style-name="gr40" draw:text-style-name="P41" draw:layer="layout" svg:width="0.299cm" svg:height="0.321cm" svg:x="20.004cm" svg:y="9.144cm" svg:viewBox="0 0 300 322" svg:d="M0 0h300v302c-94 13-194 20-298 20-1 0-1 0-2 0z">
          <text:p/>
        </draw:path>
        <draw:path draw:style-name="gr40" draw:text-style-name="P41" draw:layer="layout" svg:width="0.299cm" svg:height="0.301cm" svg:x="20.304cm" svg:y="9.144cm" svg:viewBox="0 0 300 302" svg:d="M0 0h300v232c-87 30-189 54-300 70z">
          <text:p/>
        </draw:path>
        <draw:path draw:style-name="gr52" draw:text-style-name="P49" draw:layer="layout" svg:width="0.299cm" svg:height="0.231cm" svg:x="20.604cm" svg:y="9.144cm" svg:viewBox="0 0 300 232" svg:d="M0 0h300c-20 91-133 173-300 232z">
          <text:p/>
        </draw:path>
        <draw:path draw:style-name="gr52" draw:text-style-name="P49" draw:layer="layout" svg:width="0.297cm" svg:height="0.399cm" svg:x="19.106cm" svg:y="8.744cm" svg:viewBox="0 0 298 400" svg:d="M298 0v400h-295c-2-10-3-19-3-29v-371z">
          <text:p/>
        </draw:path>
        <draw:polygon draw:style-name="gr40" draw:text-style-name="P41" draw:layer="layout" svg:width="0.299cm" svg:height="0.399cm" svg:x="22.104cm" svg:y="8.344cm" svg:viewBox="0 0 300 400" draw:points="0,400 0,0 300,0 300,400">
          <text:p/>
        </draw:polygon>
        <draw:polygon draw:style-name="gr40" draw:text-style-name="P41" draw:layer="layout" svg:width="0.299cm" svg:height="0.399cm" svg:x="22.404cm" svg:y="8.344cm" svg:viewBox="0 0 300 400" draw:points="0,400 0,0 300,0 300,400">
          <text:p/>
        </draw:polygon>
        <draw:polygon draw:style-name="gr52" draw:text-style-name="P49" draw:layer="layout" svg:width="0.299cm" svg:height="0.399cm" svg:x="21.804cm" svg:y="8.344cm" svg:viewBox="0 0 300 400" draw:points="0,400 0,0 300,0 300,400">
          <text:p/>
        </draw:polygon>
        <draw:polygon draw:style-name="gr40" draw:text-style-name="P41" draw:layer="layout" svg:width="0.299cm" svg:height="0.399cm" svg:x="21.504cm" svg:y="8.344cm" svg:viewBox="0 0 300 400" draw:points="0,400 0,0 300,0 300,400">
          <text:p/>
        </draw:polygon>
        <draw:polygon draw:style-name="gr40" draw:text-style-name="P41" draw:layer="layout" svg:width="0.299cm" svg:height="0.399cm" svg:x="21.204cm" svg:y="8.344cm" svg:viewBox="0 0 300 400" draw:points="0,400 0,0 300,0 300,400">
          <text:p/>
        </draw:polygon>
        <draw:polygon draw:style-name="gr40" draw:text-style-name="P41" draw:layer="layout" svg:width="0.299cm" svg:height="0.399cm" svg:x="22.104cm" svg:y="7.944cm" svg:viewBox="0 0 300 400" draw:points="0,400 0,0 300,0 300,400">
          <text:p/>
        </draw:polygon>
        <draw:polygon draw:style-name="gr52" draw:text-style-name="P49" draw:layer="layout" svg:width="0.299cm" svg:height="0.399cm" svg:x="22.404cm" svg:y="7.944cm" svg:viewBox="0 0 300 400" draw:points="0,400 0,0 300,0 300,400">
          <text:p/>
        </draw:polygon>
        <draw:polygon draw:style-name="gr40" draw:text-style-name="P41" draw:layer="layout" svg:width="0.299cm" svg:height="0.399cm" svg:x="21.804cm" svg:y="7.944cm" svg:viewBox="0 0 300 400" draw:points="0,400 0,0 300,0 300,400">
          <text:p/>
        </draw:polygon>
        <draw:polygon draw:style-name="gr40" draw:text-style-name="P41" draw:layer="layout" svg:width="0.299cm" svg:height="0.399cm" svg:x="21.504cm" svg:y="7.944cm" svg:viewBox="0 0 300 400" draw:points="0,400 0,0 300,0 300,400">
          <text:p/>
        </draw:polygon>
        <draw:polygon draw:style-name="gr52" draw:text-style-name="P49" draw:layer="layout" svg:width="0.299cm" svg:height="0.399cm" svg:x="21.204cm" svg:y="7.944cm" svg:viewBox="0 0 300 400" draw:points="0,400 0,0 300,0 300,400">
          <text:p/>
        </draw:polygon>
        <draw:polygon draw:style-name="gr40" draw:text-style-name="P41" draw:layer="layout" svg:width="0.299cm" svg:height="0.399cm" svg:x="22.704cm" svg:y="8.344cm" svg:viewBox="0 0 300 400" draw:points="0,400 0,0 300,0 300,400">
          <text:p/>
        </draw:polygon>
        <draw:polygon draw:style-name="gr40" draw:text-style-name="P41" draw:layer="layout" svg:width="0.299cm" svg:height="0.399cm" svg:x="22.704cm" svg:y="7.944cm" svg:viewBox="0 0 300 400" draw:points="0,400 0,0 300,0 300,400">
          <text:p/>
        </draw:polygon>
        <draw:polygon draw:style-name="gr52" draw:text-style-name="P49" draw:layer="layout" svg:width="0.299cm" svg:height="0.399cm" svg:x="22.104cm" svg:y="8.744cm" svg:viewBox="0 0 300 400" draw:points="0,400 0,0 300,0 300,400">
          <text:p/>
        </draw:polygon>
        <draw:polygon draw:style-name="gr52" draw:text-style-name="P49" draw:layer="layout" svg:width="0.299cm" svg:height="0.399cm" svg:x="22.404cm" svg:y="8.744cm" svg:viewBox="0 0 300 400" draw:points="0,400 0,0 300,0 300,400">
          <text:p/>
        </draw:polygon>
        <draw:polygon draw:style-name="gr40" draw:text-style-name="P41" draw:layer="layout" svg:width="0.299cm" svg:height="0.399cm" svg:x="21.804cm" svg:y="8.744cm" svg:viewBox="0 0 300 400" draw:points="0,400 0,0 300,0 300,400">
          <text:p/>
        </draw:polygon>
        <draw:polygon draw:style-name="gr40" draw:text-style-name="P41" draw:layer="layout" svg:width="0.299cm" svg:height="0.399cm" svg:x="21.504cm" svg:y="8.744cm" svg:viewBox="0 0 300 400" draw:points="0,400 0,0 300,0 300,400">
          <text:p/>
        </draw:polygon>
        <draw:polygon draw:style-name="gr40" draw:text-style-name="P41" draw:layer="layout" svg:width="0.299cm" svg:height="0.399cm" svg:x="22.704cm" svg:y="8.744cm" svg:viewBox="0 0 300 400" draw:points="0,400 0,0 300,0 300,400">
          <text:p/>
        </draw:polygon>
        <draw:path draw:style-name="gr40" draw:text-style-name="P41" draw:layer="layout" svg:width="0.294cm" svg:height="0.229cm" svg:x="21.209cm" svg:y="9.144cm" svg:viewBox="0 0 295 230" svg:d="M295 0v230c-165-58-275-140-295-230z">
          <text:p/>
        </draw:path>
        <draw:path draw:style-name="gr52" draw:text-style-name="P49" draw:layer="layout" svg:width="0.299cm" svg:height="0.3cm" svg:x="21.504cm" svg:y="9.144cm" svg:viewBox="0 0 300 301" svg:d="M0 0h300v301c-112-16-213-40-300-71z">
          <text:p/>
        </draw:path>
        <draw:path draw:style-name="gr52" draw:text-style-name="P49" draw:layer="layout" svg:width="0.299cm" svg:height="0.321cm" svg:x="21.804cm" svg:y="9.144cm" svg:viewBox="0 0 300 322" svg:d="M0 0h300v322c-105 0-206-7-300-21z">
          <text:p/>
        </draw:path>
        <draw:path draw:style-name="gr40" draw:text-style-name="P41" draw:layer="layout" svg:width="0.299cm" svg:height="0.321cm" svg:x="22.104cm" svg:y="9.144cm" svg:viewBox="0 0 300 322" svg:d="M0 0h300v302c-94 13-194 20-298 20-1 0-1 0-2 0z">
          <text:p/>
        </draw:path>
        <draw:path draw:style-name="gr40" draw:text-style-name="P41" draw:layer="layout" svg:width="0.299cm" svg:height="0.301cm" svg:x="22.404cm" svg:y="9.144cm" svg:viewBox="0 0 300 302" svg:d="M0 0h300v232c-87 30-189 54-300 70z">
          <text:p/>
        </draw:path>
        <draw:path draw:style-name="gr52" draw:text-style-name="P49" draw:layer="layout" svg:width="0.299cm" svg:height="0.231cm" svg:x="22.704cm" svg:y="9.144cm" svg:viewBox="0 0 300 232" svg:d="M0 0h300c-20 91-133 173-300 232z">
          <text:p/>
        </draw:path>
        <draw:path draw:style-name="gr40" draw:text-style-name="P41" draw:layer="layout" svg:width="0.297cm" svg:height="0.399cm" svg:x="21.206cm" svg:y="8.744cm" svg:viewBox="0 0 298 400" svg:d="M298 0v400h-295c-2-10-3-19-3-29v-371z">
          <text:p/>
        </draw:path>
        <draw:custom-shape draw:style-name="gr41" draw:text-style-name="P16" draw:layer="layout" svg:width="1.8cm" svg:height="0.7cm" svg:x="19.104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1.8cm" svg:height="0.7cm" svg:x="21.205cm" svg:y="7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3" draw:text-style-name="P30" draw:layer="layout" svg:width="16.799cm" svg:height="14.121cm" svg:x="2.1cm" svg:y="14.107cm" presentation:class="notes" presentation:user-transformed="true">
            <draw:text-box>
              <text:p text:style-name="P37"><text:span text:style-name="T26">Инкрементальное восстановление работает при непустом каталоге данных экземпляра, а восстанавливаются только некорректные или измененные страницы. </text:span><text:span text:style-name="T23">Инкрементальное восстановление </text:span><text:span text:style-name="T26">включается параметром -I команды pg_probackup restore, после которого указывают требуемый тип восстановления. Рекомендуется инкрементальное восстановление CHECKSUM, при котором читаются все файлы</text:span><text:span text:style-name="T26"><text:line-break/></text:span><text:span text:style-name="T26">в целевом каталоге, проверяются заголовки и контрольные суммы страниц. Восстанавливаются только некорректные страницы и те,</text:span><text:span text:style-name="T26"><text:line-break/></text:span><text:span text:style-name="T26">в которых контрольная сумма и LSN отличаются от значений в странице в копии.</text:span></text:p>
              <text:p text:style-name="P37"><text:span text:style-name="T23">При типе восстановления LSN из файла pg_control восстанавливаемого экземпляра </text:span><text:span text:style-name="T26">извлекаются значения REDO LSN и REDO TLI, позволяющие определить точку в истории (точку сдвига), в которой состояние каталога данных сдвинулось с цепочки резервных копий. Если эта точка достижима, то читаются все файлы данных в каталоге данных, проверяются заголовки и контрольные суммы страниц, затем восстанавливаются только страницы с неверной контрольной суммой или с LSN, превышающим позицию точки сдвига. При этом требуется, чтобы контрольные суммы были включены, а также необходима синхронность файла pg_control с состоянием каталога данных. При повреждении файла pg_control этот режим использовать нельзя.</text:span></text:p>
              <text:p text:style-name="P37"><text:span text:style-name="T26">Тип NONE отключает инкрементальную оптимизацию.</text:span></text:p>
              <text:p text:style-name="P37"><text:span text:style-name="T26">Возможный сценарий использования: ускоренное восстановление бывшего ведущего сервера после переключения на реплику.</text:span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7" draw:text-style-name="P3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0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2T14">
        <office:forms form:automatic-focus="false" form:apply-design-mode="false"/>
        <draw:custom-shape draw:style-name="gr53" draw:text-style-name="P50" draw:layer="layout" svg:width="7.318cm" svg:height="5.585cm" svg:x="15.489cm" svg:y="5.016cm">
          <text:p text:style-name="P18"><text:span text:style-name="T15">WAL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6" draw:text-style-name="P8" draw:layer="layout" svg:width="19.8cm" svg:height="1.737cm" svg:x="1.2cm" svg:y="0.737cm" presentation:class="title" presentation:user-transformed="true">
          <draw:text-box>
            <text:p><text:span text:style-name="T11">Восстановление PITR</text:span></text:p>
          </draw:text-box>
        </draw:frame>
        <draw:frame presentation:style-name="pr7" draw:text-style-name="P13" draw:layer="layout" svg:width="25.6cm" svg:height="5.484cm" svg:x="1.151cm" svg:y="14.919cm" presentation:class="outline" presentation:user-transformed="true">
          <draw:text-box>
            <text:list text:style-name="L4">
              <text:list-item>
                <text:p>При наличии архива WAL можно восстановить систему<text:line-break/>на момент времени — point-in-time recovery</text:p>
              </text:list-item>
              <text:list-item>
                <text:p>Требуется архив WAL от момента создания резервной копии</text:p>
              </text:list-item>
            </text:list>
          </draw:text-box>
        </draw:frame>
        <draw:frame draw:style-name="gr16" draw:text-style-name="P24" draw:layer="layout" svg:width="11.86cm" svg:height="0.806cm" svg:x="7.89cm" svg:y="12.086cm">
          <draw:text-box>
            <text:p text:style-name="P12"><text:span text:style-name="T15">pg_probackup restore</text:span></text:p>
          </draw:text-box>
        </draw:frame>
        <draw:custom-shape draw:style-name="gr30" draw:text-style-name="P15" xml:id="id13" draw:id="id13" draw:layer="layout" svg:width="6.6cm" svg:height="4.8cm" svg:x="4.203cm" svg:y="6.197cm">
          <text:p text:style-name="P14"><text:span text:style-name="T13"><text:s/></text:span></text:p>
          <text:p text:style-name="P14"><text:span text:style-name="T14"/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8cm" svg:height="1.892cm" svg:x="4.507cm" svg:y="8.7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6" draw:layer="layout" svg:width="1.8cm" svg:height="1.892cm" svg:x="6.604cm" svg:y="8.7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6" draw:layer="layout" svg:width="1.8cm" svg:height="1.892cm" svg:x="8.699cm" svg:y="8.772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path draw:style-name="gr7" draw:text-style-name="P17" draw:layer="layout" svg:width="0.982cm" svg:height="1.072cm" svg:x="6.803cm" svg:y="7.183cm" svg:viewBox="0 0 983 1073" svg:d="M246 49c-4 2-6 6-5 12l28 165c-25 21-46 45-64 71l-156-25c-4-1-8 2-10 6l-39 101c-1 4 0 10 4 13l129 95c-4 36-2 73 3 109l-123 98c-4 2-6 9-4 12l17 44 16 44c2 4 6 6 11 5l150-26c20 29 43 57 69 79l-29 167c-1 5 1 10 6 12l93 42c3 1 9 0 10-4l93-139c31 4 62 4 93 0l86 139c2 4 7 5 11 4l93-43c4-2 6-6 5-11l-23-168c26-21 48-46 66-74l157 32c3 1 8-1 9-7h1l37-101 1-1c0 0 0-1 0-2 1-4 0-7-3-9l-129-104c4-32 5-63 2-95l129-96c3-2 4-8 2-13l-21-57-23-57c-2-5-5-8-10-7l-153 32c-18-25-39-47-63-64l24-175c0-4 0-7-4-10 0 0-1 0-1-1h-1l-92-41h-1c-4-2-9 0-11 4l-89 144c-31-6-63-6-95-1l-93-137c-2-4-7-6-11-4zM425 358c90-41 194 5 231 104 38 100-5 213-95 254s-194-6-232-105c-37-98 5-212 96-253z">
            <text:p/>
          </draw:path>
          <draw:path draw:style-name="gr8" draw:text-style-name="P17" draw:layer="layout" svg:width="0.653cm" svg:height="0.715cm" svg:x="7.549cm" svg:y="6.693cm" svg:viewBox="0 0 654 716" svg:d="M280 2c-3 0-6 3-6 6l-17 106c-19 7-37 16-54 27l-89-54c-2-1-5-1-7 1l-44 52c-1 2-2 6-1 8l59 90c-10 20-17 43-21 66l-96 28c-2 1-4 4-4 7l1 30v31c1 3 3 6 6 6l96 22c6 22 14 45 25 64l-52 94c-2 2-1 6 1 8l47 49c2 2 5 2 8 0l84-61c18 10 36 18 56 23l23 106c0 3 3 5 6 5l65-2c3-1 4-2 5-5l21-108c20-7 38-16 55-28l88 58c3 2 5 2 7 0h1l43-53h1c0-1 0-1 0-1 1-2 1-5 0-7l-56-94c9-18 16-37 21-57l97-26c4 0 5-3 5-6l-1-42-2-39c0-3-2-6-4-6l-99-19c-6-20-14-39-24-55l50-98c1-2 1-6 0-8-1-1-1-1-1-2h-1l-47-47c-1-3-5-3-7-1l-84 65c-17-12-37-19-57-25l-27-105c-1-4-2-5-6-5zM323 233c63-3 115 51 118 120 2 70-48 127-111 130-62 2-115-53-117-122-3-68 47-126 110-128z">
            <text:p/>
          </draw:path>
        </draw:g>
        <draw:connector draw:style-name="gr49" draw:text-style-name="P18" draw:layer="layout" draw:line-skew="0.442cm" svg:x1="7.503cm" svg:y1="10.997cm" svg:x2="20.005cm" svg:y2="10.665cm" draw:start-shape="id13" draw:start-glue-point="2" draw:end-shape="id14" draw:end-glue-point="7" svg:d="M7503 10997v943h12502v-1275" svg:viewBox="0 0 12503 1276">
          <text:p/>
        </draw:connector>
        <draw:line draw:style-name="gr54" draw:text-style-name="P42" draw:layer="layout" svg:x1="17.446cm" svg:y1="5.73cm" svg:x2="17.446cm" svg:y2="8.24cm">
          <text:p/>
        </draw:line>
        <draw:g>
          <draw:custom-shape draw:style-name="gr29" draw:text-style-name="P28" draw:layer="layout" svg:width="6.6cm" svg:height="3.8cm" svg:x="16.7cm" svg:y="7.201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31" draw:text-style-name="P16" draw:layer="layout" svg:width="1.8cm" svg:height="1.892cm" svg:x="17.008cm" svg:y="8.773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16" xml:id="id14" draw:id="id14" draw:layer="layout" svg:width="1.8cm" svg:height="1.892cm" svg:x="19.105cm" svg:y="8.773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16" draw:layer="layout" svg:width="1.8cm" svg:height="1.892cm" svg:x="21.2cm" svg:y="8.773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55" draw:text-style-name="P36" draw:layer="layout" svg:width="5.277cm" svg:height="1.657cm" svg:x="11.048cm" svg:y="3.841cm">
          <text:p text:style-name="P18"><text:span text:style-name="T15">целевая точка</text:span></text:p>
          <text:p text:style-name="P18"><text:span text:style-name="T15">восстановления</text:span></text:p>
          <text:p text:style-name="P18"><text:span text:style-name="T32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6167.1845395983 24231.604342581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2" draw:text-style-name="P30" draw:layer="layout" svg:width="16.799cm" svg:height="13.364cm" svg:x="2.1cm" svg:y="14.107cm" presentation:class="notes" presentation:user-transformed="true">
            <draw:text-box>
              <text:p text:style-name="P37"><text:span text:style-name="T26">Если до выполнения резервного копирования уже был настроен архив WAL, то с помощью pg_probackup можно выполнить восстановление на момент времени в прошлом (Point-in-Time Recovery, PITR). Резервные копии могут как включать журнальные файлы (автономные копии),</text:span><text:span text:style-name="T26"><text:line-break/></text:span><text:span text:style-name="T26">так и не включать, однако обязательно требуется наличие архива WAL как минимум с момента создания резервной копии.</text:span></text:p>
              <text:p text:style-name="P37"><text:span text:style-name="T26">При восстановлении на момент времени не обязательно указывать идентификатор копии. Утилита pg_probackup автоматически выбирает резервную копию, ближайшую к заданной целевой точке, и начинает восстановление.</text:span></text:p>
              <text:p text:style-name="P37"><text:span text:style-name="T26">Указать точку восстановления можно ключами:</text:span></text:p>
              <text:list text:style-name="L1">
                <text:list-item>
                  <text:p text:style-name="P37"><text:span text:style-name="T26">--recovery-target-time — на заданное время в формате timestamp;</text:span></text:p>
                </text:list-item>
                <text:list-item>
                  <text:p text:style-name="P37"><text:span text:style-name="T26">--recovery-target-xid — до заданной транзакции;</text:span></text:p>
                </text:list-item>
                <text:list-item>
                  <text:p text:style-name="P37"><text:span text:style-name="T26">--recovery-target-lsn — до заданного LSN;</text:span></text:p>
                </text:list-item>
                <text:list-item>
                  <text:p text:style-name="P37"><text:span text:style-name="T26">--recovery-target-name — до заранее созданной именованной точки;</text:span></text:p>
                </text:list-item>
                <text:list-item>
                  <text:p text:style-name="P37"><text:span text:style-name="T26">--recovery-target="latest" — до последнего согласованного состояния;</text:span></text:p>
                </text:list-item>
                <text:list-item>
                  <text:p text:style-name="P37"><text:span text:style-name="T26">--recovery-target='immediate' — до самого раннего согласованного состояния.</text:span></text:p>
                </text:list-item>
              </text:list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7" draw:text-style-name="P3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0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14" draw:text-style-name="P8" draw:layer="layout" svg:width="19.8cm" svg:height="1.741cm" svg:x="1.2cm" svg:y="0.737cm" presentation:class="title" presentation:user-transformed="true">
          <draw:text-box>
            <text:p><text:span text:style-name="T11">Итоги</text:span></text:p>
          </draw:text-box>
        </draw:frame>
        <draw:frame presentation:style-name="pr15" draw:text-style-name="P51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34"><text:span text:style-name="T33">При удаленной работе каталог резервных копий находится</text:span><text:span text:style-name="T33"><text:line-break/></text:span><text:span text:style-name="T33">на выделенном сервере</text:span></text:p>
              </text:list-item>
              <text:list-item>
                <text:p text:style-name="P34"><text:span text:style-name="T33">Полное резервирование и три режима инкрементального: DELTA, PAGE и PTRACK</text:span></text:p>
              </text:list-item>
              <text:list-item>
                <text:p><text:span text:style-name="T33">Резервное копирование и восстановление может использовать потоковую доставку и файловый архив WAL</text:span></text:p>
                <text:p><text:span text:style-name="T33"/></text:p>
                <text:p text:style-name="P34"><text:span text:style-name="T3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0" draw:text-style-name="P5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Практика</text:span></text:p>
          </draw:text-box>
        </draw:frame>
        <draw:frame presentation:style-name="pr16" draw:text-style-name="P53" draw:layer="layout" svg:width="25.6cm" svg:height="14.4cm" svg:x="1.2cm" svg:y="4.8cm" presentation:class="outline">
          <draw:text-box>
            <text:list text:style-name="L5">
              <text:list-item>
                <text:list>
                  <text:list-item>
                    <text:p><text:span text:style-name="T34">Подготовьте экземпляр к удаленной работе</text:span><text:span text:style-name="T34"><text:line-break/></text:span><text:span text:style-name="T34">с архивированием WAL.</text:span></text:p>
                  </text:list-item>
                  <text:list-item>
                    <text:p><text:span text:style-name="T34">Подключите и настройте PTRACK.</text:span></text:p>
                  </text:list-item>
                  <text:list-item>
                    <text:p><text:span text:style-name="T34">Сравните время, затрачиваемое на создание полной</text:span><text:span text:style-name="T34"><text:line-break/></text:span><text:span text:style-name="T34">и инкрементальных копий в режимах DELTA, PAGE</text:span><text:span text:style-name="T34"><text:line-break/></text:span><text:span text:style-name="T34">и PTRACK.</text:span></text:p>
                  </text:list-item>
                  <text:list-item>
                    <text:p><text:span text:style-name="T34">Добавьте сжатие и проведите такие же измерения времени создания копий.</text:span></text:p>
                  </text:list-item>
                  <text:list-item>
                    <text:p><text:span text:style-name="T34">Восстановите данные из последней сжатой инкрементальной копии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7" draw:text-style-name="P55" draw:layer="layout" svg:width="16.799cm" svg:height="14.087cm" svg:x="2.1cm" svg:y="14.107cm" presentation:class="notes" presentation:user-transformed="true">
            <draw:text-box>
              <text:list text:style-name="L6">
                <text:list-item>
                  <text:p text:style-name="P54"><text:span text:style-name="T16"><text:s/></text:span><text:span text:style-name="T16">Подготовьте и инициализируйте каталог, зарегистрируйте роли и базу данных так же, как в демонстрации. Не забудьте указать параметры --remote-host=localhost --remote-user=postgres утилиты pg_probackup, а также включить режим архивирования WAL в экземпляре СУБД.</text:span></text:p>
                </text:list-item>
                <text:list-item>
                  <text:p text:style-name="P54"><text:span text:style-name="T16"><text:s/></text:span><text:span text:style-name="T16">Настройте параметр СУБД shared_preload_libraries = 'ptrack'</text:span><text:span text:style-name="T16"><text:line-break/></text:span><text:span text:style-name="T16">и перезагрузите экземпляр. Задайте размер ptrack.map_size = '1MB', как в демонстрации. Подключите расширение ptrack.</text:span></text:p>
                </text:list-item>
                <text:list-item>
                  <text:p text:style-name="P54"><text:span text:style-name="T17"><text:s/></text:span><text:span text:style-name="T17">Создайте полную и инкрементальные </text:span><text:span text:style-name="T16">копии в трех режимах, не забывая добавлять перед pg_probackup команду time для вывода затраченного времени. Между командами резервного копирования регистрируйте любые новые учетные записи и создавайте принадлежащие этим пользователям базы данных для генерации данных, которые будут попадать в инкрементальные копии. Сравните полученные результаты с помощью pg_probackup show.</text:span></text:p>
                </text:list-item>
                <text:list-item>
                  <text:p text:style-name="P54"><text:span text:style-name="T16"><text:s/></text:span><text:span text:style-name="T16">Проделайте такой же эксперимент, добавив --compress-algorithm=zlib.</text:span></text:p>
                </text:list-item>
                <text:list-item>
                  <text:p text:style-name="P54"><text:span text:style-name="T16"><text:s/></text:span><text:span text:style-name="T16">Восстановитесь из последней сжатой резервной копии, не забывая параметры pg_probackup --remote-user=postgres --remote-host=</text:span><text:span text:style-name="T16"><text:line-break/></text:span><text:span text:style-name="T16">localhost --archive-host=localhost --archive-user=student.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Gradient_20_30" draw:display-name="Gradient 30" draw:style="linear" draw:start-color="#808080" draw:end-color="#ffffff" draw:start-intensity="100%" draw:end-intensity="100%" draw:angle="90deg" draw:border="0%"/>
    <draw:gradient draw:name="Gradient_20_31" draw:display-name="Gradient 31" draw:style="linear" draw:start-color="#666666" draw:end-color="#cccccc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1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cm" fo:margin-bottom="0.203cm" fo:text-indent="0cm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paragraph-properties fo:margin-top="0cm" fo:margin-bottom="0.152cm"/>
      <style:text-properties style:font-name="Liberation Serif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12DT15H32M32S</meta:editing-duration>
    <meta:editing-cycles>950</meta:editing-cycles>
    <meta:generator>LibreOffice/7.3.7.2$Linux_X86_64 LibreOffice_project/30$Build-2</meta:generator>
    <dc:date>2024-11-19T22:30:03.183417445</dc:date>
    <meta:document-statistic meta:object-count="502"/>
    <meta:template xlink:type="simple" xlink:actuate="onRequest" xlink:title="master" xlink:href="../../../../../.config/libreoffice/4/user/template/master.otp" meta:date="2015-06-03T14:43:56.815095550"/>
  </office:meta>
</office:document-meta>
</file>